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9638in"/>
    </style:style>
    <style:style style:name="co2" style:family="table-column">
      <style:table-column-properties fo:break-before="auto" style:column-width="1.7043in"/>
    </style:style>
    <style:style style:name="co3" style:family="table-column">
      <style:table-column-properties fo:break-before="auto" style:column-width="1.6827in"/>
    </style:style>
    <style:style style:name="co4" style:family="table-column">
      <style:table-column-properties fo:break-before="auto" style:column-width="3.8701in"/>
    </style:style>
    <style:style style:name="co5" style:family="table-column">
      <style:table-column-properties fo:break-before="auto" style:column-width="1.5862in"/>
    </style:style>
    <style:style style:name="co6" style:family="table-column">
      <style:table-column-properties fo:break-before="auto" style:column-width="2.9374in"/>
    </style:style>
    <style:style style:name="co7" style:family="table-column">
      <style:table-column-properties fo:break-before="auto" style:column-width="1.4102in"/>
    </style:style>
    <style:style style:name="ro1" style:family="table-row">
      <style:table-row-properties style:row-height="0.4972in" fo:break-before="auto" style:use-optimal-row-height="true"/>
    </style:style>
    <style:style style:name="ro2" style:family="table-row">
      <style:table-row-properties style:row-height="0.9535in" fo:break-before="auto" style:use-optimal-row-height="true"/>
    </style:style>
    <style:style style:name="ro3" style:family="table-row">
      <style:table-row-properties style:row-height="0.798in" fo:break-before="auto" style:use-optimal-row-height="true"/>
    </style:style>
    <style:style style:name="ro4" style:family="table-row">
      <style:table-row-properties style:row-height="0.4866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ro6" style:family="table-row">
      <style:table-row-properties style:row-height="8.744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 style:vertical-align="top"/>
      <style:paragraph-properties fo:text-align="center"/>
      <style:text-properties fo:font-size="16pt" fo:font-weight="bold" style:font-size-asian="16pt" style:font-weight-asian="bold" style:font-size-complex="16pt" style:font-weight-complex="bold" fo:hyphenate="true"/>
    </style:style>
    <style:style style:name="ce2" style:family="table-cell" style:parent-style-name="Default">
      <style:table-cell-properties fo:wrap-option="wrap"/>
      <style:text-properties fo:hyphenate="true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justify"/>
      <style:text-properties fo:font-size="16pt" fo:font-weight="bold" style:font-size-asian="16pt" style:font-weight-asian="bold" style:font-size-complex="16pt" style:font-weight-complex="bold" fo:hyphenate="true"/>
    </style:style>
    <style:style style:name="ce4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16378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3" office:value-type="string" calcext:value-type="string">
            <text:p>Memory Being Read To</text:p>
          </table:table-cell>
          <table:table-cell table:style-name="ce3" office:value-type="string" calcext:value-type="string">
            <text:p>Memory Being Write To</text:p>
          </table:table-cell>
          <table:table-cell table:style-name="ce1" office:value-type="string" calcext:value-type="string">
            <text:p>Details</text:p>
          </table:table-cell>
          <table:table-cell table:style-name="ce3" office:value-type="string" calcext:value-type="string">
            <text:p>Cheat Engine Details</text:p>
          </table:table-cell>
          <table:table-cell table:style-name="ce3" office:value-type="string" calcext:value-type="string">
            <text:p>PJ64 Debugger Notes</text:p>
          </table:table-cell>
          <table:table-cell table:style-name="ce3" table:number-columns-repeated="16378"/>
        </table:table-row>
        <table:table-row table:style-name="ro2">
          <table:table-cell office:value-type="string" calcext:value-type="string">
            <text:p>Pause Menu Selection</text:p>
          </table:table-cell>
          <table:table-cell office:value-type="string" calcext:value-type="string">
            <text:p>800EB2AA</text:p>
          </table:table-cell>
          <table:table-cell office:value-type="string" calcext:value-type="string">
            <text:p>800EB2A8</text:p>
          </table:table-cell>
          <table:table-cell office:value-type="string" calcext:value-type="string">
            <text:p>Pause Menu Selection that is observed when the selection is being changed up and down. The 4byte value for the selections are from 0 – 5</text:p>
          </table:table-cell>
          <table:table-cell/>
          <table:table-cell office:value-type="string" calcext:value-type="string">
            <text:p>Func 800032A4 gets hit any time a selection is made, it occurs in game menus and in game as well. The bp for the function gets hit after a grab or running.</text:p>
            <text:p>In Game the Menu hits 8000DEE4 then 800032A4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Match Seconds</text:p>
          </table:table-cell>
          <table:table-cell table:number-columns-repeated="2" office:value-type="string" calcext:value-type="string">
            <text:p>800F9F84</text:p>
          </table:table-cell>
          <table:table-cell/>
          <table:table-cell office:value-type="string" calcext:value-type="string">
            <text:p>On Read – mov dx,[esi+ecx]</text:p>
            <text:p>On Write – mov [esi+edx],cx</text:p>
            <text:p/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1 Focus</text:p>
          </table:table-cell>
          <table:table-cell table:number-columns-repeated="2" office:value-type="string" calcext:value-type="string">
            <text:p>800FA060</text:p>
          </table:table-cell>
          <table:table-cell office:value-type="string" calcext:value-type="string">
            <text:p>After stopping the values the wrestler became unmovable</text:p>
          </table:table-cell>
          <table:table-cell office:value-type="string" calcext:value-type="string">
            <text:p>On Read – mov cl,[esi+eax]</text:p>
            <text:p>  </text:p>
            <text:p>On Write – mov [esi+ecx],al</text:p>
            <text:p/>
          </table:table-cell>
          <table:table-cell office:value-type="string" calcext:value-type="string">
            <text:p>After Taunting the BP hits and goes to Address 800BF21C</text:p>
          </table:table-cell>
          <table:table-cell table:number-columns-repeated="16378"/>
        </table:table-row>
        <table:table-row table:style-name="ro4">
          <table:table-cell office:value-type="string" calcext:value-type="string">
            <text:p>P1 Y Pos</text:p>
          </table:table-cell>
          <table:table-cell table:number-columns-repeated="2" office:value-type="string" calcext:value-type="string">
            <text:p>800F9D64</text:p>
          </table:table-cell>
          <table:table-cell/>
          <table:table-cell office:value-type="string" calcext:value-type="string">
            <text:p>Project64.exe+E85A7 - 89 04 0E <text:s text:c="13"/>- mov [esi+ecx],eax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P1 X Pos</text:p>
          </table:table-cell>
          <table:table-cell table:number-columns-repeated="2" office:value-type="string" calcext:value-type="string">
            <text:p>800F95DC</text:p>
          </table:table-cell>
          <table:table-cell table:number-columns-repeated="16381"/>
        </table:table-row>
        <table:table-row table:style-name="ro5">
          <table:table-cell office:value-type="string" calcext:value-type="string">
            <text:p>Menu Char View Distance</text:p>
          </table:table-cell>
          <table:table-cell office:value-type="string" calcext:value-type="string">
            <text:p>800E74F0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Game Type Selection</text:p>
          </table:table-cell>
          <table:table-cell table:number-columns-repeated="2" office:value-type="string" calcext:value-type="string">
            <text:p>800E836C</text:p>
          </table:table-cell>
          <table:table-cell table:number-columns-repeated="2"/>
          <table:table-cell office:value-type="string" calcext:value-type="string">
            <text:p>When W BP, the first Address hit is 800ACD50.</text:p>
            <text:p/>
            <text:p>Following along the instructions we get to one of the jmp lines and is the 8000DEE4. Will begin to look at that function as well.</text:p>
          </table:table-cell>
          <table:table-cell table:number-columns-repeated="16378"/>
        </table:table-row>
        <table:table-row table:style-name="ro5">
          <table:table-cell office:value-type="string" calcext:value-type="string">
            <text:p>Exhb Match Selection</text:p>
          </table:table-cell>
          <table:table-cell table:number-columns-repeated="2" office:value-type="string" calcext:value-type="string">
            <text:p>800E884C</text:p>
          </table:table-cell>
          <table:table-cell table:number-columns-repeated="16381"/>
        </table:table-row>
        <table:table-row table:style-name="ro5">
          <table:table-cell office:value-type="string" calcext:value-type="string">
            <text:p>Venue Selection</text:p>
          </table:table-cell>
          <table:table-cell office:value-type="string" calcext:value-type="string">
            <text:p>800E84A4</text:p>
          </table:table-cell>
          <table:table-cell/>
          <table:table-cell table:style-name="Default"/>
          <table:table-cell table:number-columns-repeated="16380"/>
        </table:table-row>
        <table:table-row table:style-name="ro5">
          <table:table-cell office:value-type="string" calcext:value-type="string">
            <text:p>Char Selection </text:p>
          </table:table-cell>
          <table:table-cell table:style-name="ce4" office:value-type="string" calcext:value-type="string">
            <text:p>800E920C</text:p>
          </table:table-cell>
          <table:table-cell table:number-columns-repeated="16382"/>
        </table:table-row>
        <table:table-row table:style-name="ro5">
          <table:table-cell office:value-type="string" calcext:value-type="string">
            <text:p>Stable Selection</text:p>
          </table:table-cell>
          <table:table-cell office:value-type="string" calcext:value-type="string">
            <text:p>8007EF40</text:p>
          </table:table-cell>
          <table:table-cell table:number-columns-repeated="16382"/>
        </table:table-row>
        <table:table-row table:style-name="ro5" table:number-rows-repeated="4">
          <table:table-cell table:number-columns-repeated="16384"/>
        </table:table-row>
        <table:table-row table:style-name="ro5">
          <table:table-cell table:style-name="ce2" office:value-type="string" calcext:value-type="string">
            <text:p>glabel func_80000450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1050 80000450 27BDFFD8 */ <text:s/>addiu <text:s text:c="5"/>$sp, $sp, -0x28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1054 80000454 AFB1001C */ <text:s/>sw <text:s text:c="8"/>$s1, 0x1C($sp)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1058 80000458 00808821 */ <text:s/>addu <text:s text:c="6"/>$s1, $a0, $zero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105C 8000045C AFBF0020 */ <text:s/>sw <text:s text:c="8"/>$ra, 0x20($sp)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1060 80000460 0C009A28 */ <text:s/>jal <text:s text:c="7"/>func_800268A0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1064 80000464 AFB00018 */ <text:s text:c="2"/>sw <text:s text:c="7"/>$s0, 0x18($sp)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1068 80000468 3C108004 */ <text:s/>lui <text:s text:c="7"/>$s0, %hi(D_8003BAD0)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106C 8000046C 2610BAD0 */ <text:s/>addiu <text:s text:c="5"/>$s0, $s0, %lo(D_8003BAD0)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1070 80000470 02002021 */ <text:s/>addu <text:s text:c="6"/>$a0, $s0, $zero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1074 80000474 3C028004 */ <text:s/>lui <text:s text:c="7"/>$v0, %hi(D_8003DC80)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1078 80000478 2442DC80 */ <text:s/>addiu <text:s text:c="5"/>$v0, $v0, %lo(D_8003DC80)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107C 8000047C AFA20010 */ <text:s/>sw <text:s text:c="8"/>$v0, 0x10($sp)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1080 80000480 24020008 */ <text:s/>addiu <text:s text:c="5"/>$v0, $zero, 0x8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1084 80000484 24050001 */ <text:s/>addiu <text:s text:c="5"/>$a1, $zero, 0x1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1088 80000488 3C068000 */ <text:s/>lui <text:s text:c="7"/>$a2, %hi(func_800004B8)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108C 8000048C 24C604B8 */ <text:s/>addiu <text:s text:c="5"/>$a2, $a2, %lo(func_800004B8)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1090 80000490 02203821 */ <text:s/>addu <text:s text:c="6"/>$a3, $s1, $zero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1094 80000494 0C007230 */ <text:s/>jal <text:s text:c="7"/>func_8001C8C0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1098 80000498 AFA20014 */ <text:s text:c="2"/>sw <text:s text:c="7"/>$v0, 0x14($sp)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109C 8000049C 0C007348 */ <text:s/>jal <text:s text:c="7"/>func_8001CD20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10A0 800004A0 02002021 */ <text:s text:c="2"/>addu <text:s text:c="5"/>$a0, $s0, $zero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10A4 800004A4 8FBF0020 */ <text:s/>lw <text:s text:c="8"/>$ra, 0x20($sp)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10A8 800004A8 8FB1001C */ <text:s/>lw <text:s text:c="8"/>$s1, 0x1C($sp)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10AC 800004AC 8FB00018 */ <text:s/>lw <text:s text:c="8"/>$s0, 0x18($sp)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10B0 800004B0 03E00008 */ <text:s/>jr <text:s text:c="8"/>$ra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10B4 800004B4 27BD0028 */ <text:s text:c="2"/>addiu <text:s text:c="4"/>$sp, $sp, 0x28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.size func_80000450, . - func_80000450</text:p>
          </table:table-cell>
          <table:table-cell table:number-columns-repeated="16383"/>
        </table:table-row>
        <table:table-row table:style-name="ro5">
          <table:table-cell table:number-columns-repeated="16384"/>
        </table:table-row>
        <table:table-row table:style-name="ro5">
          <table:table-cell office:value-type="string" calcext:value-type="string">
            <text:p>glabel func_800004B8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10B8 800004B8 27BDFFE0 */ <text:s/>addiu <text:s text:c="5"/>$sp, $sp, -0x20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10BC 800004BC AFB00018 */ <text:s/>sw <text:s text:c="8"/>$s0, 0x18($sp)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10C0 800004C0 00808021 */ <text:s/>addu <text:s text:c="6"/>$s0, $a0, $zero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10C4 800004C4 24040096 */ <text:s/>addiu <text:s text:c="5"/>$a0, $zero, 0x96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10C8 800004C8 3C058004 */ <text:s/>lui <text:s text:c="7"/>$a1, %hi(D_8003DD80)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10CC 800004CC 24A5DD80 */ <text:s/>addiu <text:s text:c="5"/>$a1, $a1, %lo(D_8003DD80)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10D0 800004D0 3C068004 */ <text:s/>lui <text:s text:c="7"/>$a2, %hi(D_8003DC80)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10D4 800004D4 24C6DC80 */ <text:s/>addiu <text:s text:c="5"/>$a2, $a2, %lo(D_8003DC80)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10D8 800004D8 AFBF001C */ <text:s/>sw <text:s text:c="8"/>$ra, 0x1C($sp)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10DC 800004DC 0C00956C */ <text:s/>jal <text:s text:c="7"/>func_800255B0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10E0 800004E0 24070040 */ <text:s text:c="2"/>addiu <text:s text:c="4"/>$a3, $zero, 0x40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10E4 800004E4 0C0086A8 */ <text:s/>jal <text:s text:c="7"/>func_80021AA0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10E8 800004E8 00000000 */ <text:s text:c="2"/>nop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10EC 800004EC 3C038000 */ <text:s/>lui <text:s text:c="7"/>$v1, %hi(D_80000300)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10F0 800004F0 8C630300 */ <text:s/>lw <text:s text:c="8"/>$v1, %lo(D_80000300)($v1)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10F4 800004F4 3C018004 */ <text:s/>lui <text:s text:c="7"/>$at, %hi(D_8003DD98)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10F8 800004F8 AC22DD98 */ <text:s/>sw <text:s text:c="8"/>$v0, %lo(D_8003DD98)($at)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10FC 800004FC 24020001 */ <text:s/>addiu <text:s text:c="5"/>$v0, $zero, 0x1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1100 80000500 3C018004 */ <text:s/>lui <text:s text:c="7"/>$at, %hi(D_8003DDC4)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1104 80000504 AC20DDC4 */ <text:s/>sw <text:s text:c="8"/>$zero, %lo(D_8003DDC4)($at)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1108 80000508 14620008 */ <text:s/>bne <text:s text:c="7"/>$v1, $v0, .L8000052C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110C 8000050C AFA20010 */ <text:s text:c="2"/>sw <text:s text:c="7"/>$v0, 0x10($sp)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1110 80000510 3C048004 */ <text:s/>lui <text:s text:c="7"/>$a0, %hi(D_8003DE30)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1114 80000514 2484DE30 */ <text:s/>addiu <text:s text:c="5"/>$a0, $a0, %lo(D_8003DE30)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1118 80000518 3C058004 */ <text:s/>lui <text:s text:c="7"/>$a1, %hi(D_800400C0)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111C 8000051C 24A500C0 */ <text:s/>addiu <text:s text:c="5"/>$a1, $a1, %lo(D_800400C0)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1120 80000520 24060078 */ <text:s/>addiu <text:s text:c="5"/>$a2, $zero, 0x78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1124 80000524 08000151 */ <text:s/>j <text:s text:c="9"/>.L80000544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1128 80000528 24070002 */ <text:s text:c="2"/>addiu <text:s text:c="4"/>$a3, $zero, 0x2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.L8000052C: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112C 8000052C 3C048004 */ <text:s/>lui <text:s text:c="7"/>$a0, %hi(D_8003DE30)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1130 80000530 2484DE30 */ <text:s/>addiu <text:s text:c="5"/>$a0, $a0, %lo(D_8003DE30)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1134 80000534 3C058004 */ <text:s/>lui <text:s text:c="7"/>$a1, %hi(D_800400C0)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1138 80000538 24A500C0 */ <text:s/>addiu <text:s text:c="5"/>$a1, $a1, %lo(D_800400C0)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113C 8000053C 24060078 */ <text:s/>addiu <text:s text:c="5"/>$a2, $zero, 0x78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1140 80000540 2407001E */ <text:s/>addiu <text:s text:c="5"/>$a3, $zero, 0x1E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.L80000544: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1144 80000544 0C0002BC */ <text:s/>jal <text:s text:c="7"/>func_80000AF0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1148 80000548 00000000 */ <text:s text:c="2"/>nop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114C 8000054C 0C004C28 */ <text:s/>jal <text:s text:c="7"/>func_800130A0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1150 80000550 02002021 */ <text:s text:c="2"/>addu <text:s text:c="5"/>$a0, $s0, $zero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1154 80000554 00002021 */ <text:s/>addu <text:s text:c="6"/>$a0, $zero, $zero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1158 80000558 0C007314 */ <text:s/>jal <text:s text:c="7"/>func_8001CC50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115C 8000055C 00002821 */ <text:s text:c="2"/>addu <text:s text:c="5"/>$a1, $zero, $zero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.L80000560: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1160 80000560 0C007160 */ <text:s/>jal <text:s text:c="7"/>func_8001C580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1164 80000564 00000000 */ <text:s text:c="2"/>nop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1168 80000568 08000158 */ <text:s/>j <text:s text:c="9"/>.L80000560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116C 8000056C 00000000 */ <text:s text:c="2"/>nop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1170 80000570 8FBF001C */ <text:s/>lw <text:s text:c="8"/>$ra, 0x1C($sp)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1174 80000574 8FB00018 */ <text:s/>lw <text:s text:c="8"/>$s0, 0x18($sp)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1178 80000578 03E00008 */ <text:s/>jr <text:s text:c="8"/>$ra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117C 8000057C 27BD0020 */ <text:s text:c="2"/>addiu <text:s text:c="4"/>$sp, $sp, 0x20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.size func_800004B8, . - func_800004B8</text:p>
          </table:table-cell>
          <table:table-cell table:number-columns-repeated="16383"/>
        </table:table-row>
        <table:table-row table:style-name="ro5">
          <table:table-cell table:number-columns-repeated="16384"/>
        </table:table-row>
        <table:table-row table:style-name="ro5">
          <table:table-cell office:value-type="string" calcext:value-type="string">
            <text:p>glabel func_8001CD20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1D920 8001CD20 27BDFFE0 */ <text:s/>addiu <text:s text:c="5"/>$sp, $sp, -0x20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1D924 8001CD24 AFB00010 */ <text:s/>sw <text:s text:c="8"/>$s0, 0x10($sp)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1D928 8001CD28 00808021 */ <text:s/>addu <text:s text:c="6"/>$s0, $a0, $zero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1D92C 8001CD2C AFBF001C */ <text:s/>sw <text:s text:c="8"/>$ra, 0x1C($sp)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1D930 8001CD30 AFB20018 */ <text:s/>sw <text:s text:c="8"/>$s2, 0x18($sp)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1D934 8001CD34 0C009AC4 */ <text:s/>jal <text:s text:c="7"/>func_80026B10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1D938 8001CD38 AFB10014 */ <text:s text:c="2"/>sw <text:s text:c="7"/>$s1, 0x14($sp)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1D93C 8001CD3C 96030010 */ <text:s/>lhu <text:s text:c="7"/>$v1, 0x10($s0)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1D940 8001CD40 00409021 */ <text:s/>addu <text:s text:c="6"/>$s2, $v0, $zero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1D944 8001CD44 24020001 */ <text:s/>addiu <text:s text:c="5"/>$v0, $zero, 0x1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1D948 8001CD48 10620008 */ <text:s/>beq <text:s text:c="7"/>$v1, $v0, .L8001CD6C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1D94C 8001CD4C 24020008 */ <text:s text:c="2"/>addiu <text:s text:c="4"/>$v0, $zero, 0x8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1D950 8001CD50 1462001E */ <text:s/>bne <text:s text:c="7"/>$v1, $v0, .L8001CDCC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1D954 8001CD54 24020002 */ <text:s text:c="2"/>addiu <text:s text:c="4"/>$v0, $zero, 0x2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1D958 8001CD58 A6020010 */ <text:s/>sh <text:s text:c="8"/>$v0, 0x10($s0)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1D95C 8001CD5C 3C048003 */ <text:s/>lui <text:s text:c="7"/>$a0, %hi(D_80037248)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1D960 8001CD60 24847248 */ <text:s/>addiu <text:s text:c="5"/>$a0, $a0, %lo(D_80037248)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1D964 8001CD64 08007371 */ <text:s/>j <text:s text:c="9"/>.L8001CDC4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1D968 8001CD68 02002821 */ <text:s text:c="2"/>addu <text:s text:c="5"/>$a1, $s0, $zero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.L8001CD6C: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1D96C 8001CD6C 8E020008 */ <text:s/>lw <text:s text:c="8"/>$v0, 0x8($s0)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1D970 8001CD70 50400006 */ <text:s/>beql <text:s text:c="6"/>$v0, $zero, .L8001CD8C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1D974 8001CD74 24020002 */ <text:s text:c="2"/>addiu <text:s text:c="4"/>$v0, $zero, 0x2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1D978 8001CD78 3C118003 */ <text:s/>lui <text:s text:c="7"/>$s1, %hi(D_80037248)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1D97C 8001CD7C 26317248 */ <text:s/>addiu <text:s text:c="5"/>$s1, $s1, %lo(D_80037248)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1D980 8001CD80 14510007 */ <text:s/>bne <text:s text:c="7"/>$v0, $s1, .L8001CDA0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1D984 8001CD84 02002821 */ <text:s text:c="2"/>addu <text:s text:c="5"/>$a1, $s0, $zero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1D988 8001CD88 24020002 */ <text:s/>addiu <text:s text:c="5"/>$v0, $zero, 0x2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.L8001CD8C: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1D98C 8001CD8C A6020010 */ <text:s/>sh <text:s text:c="8"/>$v0, 0x10($s0)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1D990 8001CD90 3C048003 */ <text:s/>lui <text:s text:c="7"/>$a0, %hi(D_80037248)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1D994 8001CD94 24847248 */ <text:s/>addiu <text:s text:c="5"/>$a0, $a0, %lo(D_80037248)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1D998 8001CD98 08007371 */ <text:s/>j <text:s text:c="9"/>.L8001CDC4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1D99C 8001CD9C 02002821 */ <text:s text:c="2"/>addu <text:s text:c="5"/>$a1, $s0, $zero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.L8001CDA0: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1D9A0 8001CDA0 8E040008 */ <text:s/>lw <text:s text:c="8"/>$a0, 0x8($s0)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1D9A4 8001CDA4 24020008 */ <text:s/>addiu <text:s text:c="5"/>$v0, $zero, 0x8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1D9A8 8001CDA8 0C0099AD */ <text:s/>jal <text:s text:c="7"/>func_800266B4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1D9AC 8001CDAC A6020010 */ <text:s text:c="2"/>sh <text:s text:c="7"/>$v0, 0x10($s0)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1D9B0 8001CDB0 8E040008 */ <text:s/>lw <text:s text:c="8"/>$a0, 0x8($s0)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1D9B4 8001CDB4 0C0099BF */ <text:s/>jal <text:s text:c="7"/>func_800266FC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1D9B8 8001CDB8 00000000 */ <text:s text:c="2"/>nop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1D9BC 8001CDBC 02202021 */ <text:s/>addu <text:s text:c="6"/>$a0, $s1, $zero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1D9C0 8001CDC0 00402821 */ <text:s/>addu <text:s text:c="6"/>$a1, $v0, $zero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.L8001CDC4: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1D9C4 8001CDC4 0C0099AD */ <text:s/>jal <text:s text:c="7"/>func_800266B4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1D9C8 8001CDC8 00000000 */ <text:s text:c="2"/>nop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.L8001CDCC: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1D9CC 8001CDCC 3C048003 */ <text:s/>lui <text:s text:c="7"/>$a0, %hi(D_80037250)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1D9D0 8001CDD0 8C847250 */ <text:s/>lw <text:s text:c="8"/>$a0, %lo(D_80037250)($a0)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1D9D4 8001CDD4 14800005 */ <text:s/>bnez <text:s text:c="6"/>$a0, .L8001CDEC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1D9D8 8001CDD8 00000000 */ <text:s text:c="2"/>nop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1D9DC 8001CDDC 0C0099C3 */ <text:s/>jal <text:s text:c="7"/>func_8002670C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1D9E0 8001CDE0 00000000 */ <text:s text:c="2"/>nop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1D9E4 8001CDE4 08007386 */ <text:s/>j <text:s text:c="9"/>.L8001CE18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1D9E8 8001CDE8 00000000 */ <text:s text:c="2"/>nop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.L8001CDEC: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1D9EC 8001CDEC 3C028003 */ <text:s/>lui <text:s text:c="7"/>$v0, %hi(D_80037248)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1D9F0 8001CDF0 8C427248 */ <text:s/>lw <text:s text:c="8"/>$v0, %lo(D_80037248)($v0)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1D9F4 8001CDF4 8C830004 */ <text:s/>lw <text:s text:c="8"/>$v1, 0x4($a0)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1D9F8 8001CDF8 8C420004 */ <text:s/>lw <text:s text:c="8"/>$v0, 0x4($v0)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1D9FC 8001CDFC 0062182A */ <text:s/>slt <text:s text:c="7"/>$v1, $v1, $v0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1DA00 8001CE00 10600005 */ <text:s/>beqz <text:s text:c="6"/>$v1, .L8001CE18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1DA04 8001CE04 24020002 */ <text:s text:c="2"/>addiu <text:s text:c="4"/>$v0, $zero, 0x2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1DA08 8001CE08 A4820010 */ <text:s/>sh <text:s text:c="8"/>$v0, 0x10($a0)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1DA0C 8001CE0C 3C048003 */ <text:s/>lui <text:s text:c="7"/>$a0, %hi(D_80037248)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1DA10 8001CE10 0C00996B */ <text:s/>jal <text:s text:c="7"/>func_800265AC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1DA14 8001CE14 24847248 */ <text:s text:c="2"/>addiu <text:s text:c="4"/>$a0, $a0, %lo(D_80037248)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.L8001CE18: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1DA18 8001CE18 0C009ACC */ <text:s/>jal <text:s text:c="7"/>func_80026B30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1DA1C 8001CE1C 02402021 */ <text:s text:c="2"/>addu <text:s text:c="5"/>$a0, $s2, $zero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1DA20 8001CE20 8FBF001C */ <text:s/>lw <text:s text:c="8"/>$ra, 0x1C($sp)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1DA24 8001CE24 8FB20018 */ <text:s/>lw <text:s text:c="8"/>$s2, 0x18($sp)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1DA28 8001CE28 8FB10014 */ <text:s/>lw <text:s text:c="8"/>$s1, 0x14($sp)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1DA2C 8001CE2C 8FB00010 */ <text:s/>lw <text:s text:c="8"/>$s0, 0x10($sp)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1DA30 8001CE30 03E00008 */ <text:s/>jr <text:s text:c="8"/>$ra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1DA34 8001CE34 27BD0020 */ <text:s text:c="2"/>addiu <text:s text:c="4"/>$sp, $sp, 0x20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1DA38 8001CE38 00000000 */ <text:s/>nop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1DA3C 8001CE3C 00000000 */ <text:s/>nop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.size func_8001CD20, . - func_8001CD20</text:p>
          </table:table-cell>
          <table:table-cell table:number-columns-repeated="16383"/>
        </table:table-row>
        <table:table-row table:style-name="ro5">
          <table:table-cell table:number-columns-repeated="16384"/>
        </table:table-row>
        <table:table-row table:style-name="ro5">
          <table:table-cell office:value-type="string" calcext:value-type="string">
            <text:p>glabel func_80025F30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6B30 80025F30 3C1A8002 */ <text:s/>lui <text:s text:c="7"/>$k0, %hi(D_80025F40) /* handwritten instruction */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6B34 80025F34 275A5F40 */ <text:s/>addiu <text:s text:c="5"/>$k0, $k0, %lo(D_80025F40) /* handwritten instruction */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6B38 80025F38 03400008 */ <text:s/>jr <text:s text:c="8"/>$k0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6B3C 80025F3C 00000000 */ <text:s text:c="2"/>nop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glabel D_80025F40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6B40 80025F40 3C1A8007 */ <text:s/>lui <text:s text:c="7"/>$k0, %hi(D_8006A0B0) /* handwritten instruction */</text:p>
          </table:table-cell>
          <table:table-cell table:number-columns-repeated="16383"/>
        </table:table-row>
        <table:table-row table:style-name="ro6">
          <table:table-cell office:value-type="string" calcext:value-type="string">
            <text:p>/* 26B44 80025F44 275AA0B0 */ <text:s/>addiu <text:s text:c="5"/>$k0, $k0, %lo(D_8006A0B0) /* handwritten instruction */</text:p>
          </table:table-cell>
          <table:table-cell table:number-columns-repeated="2"/>
          <table:table-cell office:value-type="string" calcext:value-type="string">
            <text:p>Iglabel func_800004B8</text:p>
            <text:p>/* 10B8 800004B8 27BDFFE0 */  addiu      $sp, $sp, -0x20</text:p>
            <text:p>/* 10BC 800004BC AFB00018 */  sw         $s0, 0x18($sp)</text:p>
            <text:p>/* 10C0 800004C0 00808021 */  addu       $s0, $a0, $zero</text:p>
            <text:p>/* 10C4 800004C4 24040096 */  addiu      $a0, $zero, 0x96</text:p>
            <text:p>/* 10C8 800004C8 3C058004 */  lui        $a1, %hi(D_8003DD80)</text:p>
            <text:p>/* 10CC 800004CC 24A5DD80 */  addiu      $a1, $a1, %lo(D_8003DD80)</text:p>
            <text:p>/* 10D0 800004D0 3C068004 */  lui        $a2, %hi(D_8003DC80)</text:p>
            <text:p>/* 10D4 800004D4 24C6DC80 */  addiu      $a2, $a2, %lo(D_8003DC80)</text:p>
            <text:p>/* 10D8 800004D8 AFBF001C */  sw         $ra, 0x1C($sp)</text:p>
            <text:p>/* 10DC 800004DC 0C00956C */  jal        func_800255B0</text:p>
            <text:p>/* 10E0 800004E0 24070040 */   addiu     $a3, $zero, 0x40</text:p>
            <text:p>/* 10E4 800004E4 0C0086A8 */  jal        func_80021AA0</text:p>
            <text:p>/* 10E8 800004E8 00000000 */   nop</text:p>
            <text:p>/* 10EC 800004EC 3C038000 */  lui        $v1, %hi(D_80000300)</text:p>
            <text:p>/* 10F0 800004F0 8C630300 */  lw         $v1, %lo(D_80000300)($v1)</text:p>
            <text:p>/* 10F4 800004F4 3C018004 */  lui        $at, %hi(D_8003DD98)</text:p>
            <text:p>/* 10F8 800004F8 AC22DD98 */  sw         $v0, %lo(D_8003DD98)($at)</text:p>
            <text:p>/* 10FC 800004FC 24020001 */  addiu      $v0, $zero, 0x1</text:p>
            <text:p>/* 1100 80000500 3C018004 */  lui        $at, %hi(D_8003DDC4)</text:p>
            <text:p>/* 1104 80000504 AC20DDC4 */  sw         $zero, %lo(D_8003DDC4)($at)</text:p>
            <text:p>/* 1108 80000508 14620008 */  bne        $v1, $v0, .L8000052C</text:p>
            <text:p>/* 110C 8000050C AFA20010 */   sw        $v0, 0x10($sp)</text:p>
            <text:p>/* 1110 80000510 3C048004 */  lui        $a0, %hi(D_8003DE30)</text:p>
            <text:p>/* 1114 80000514 2484DE30 */  addiu      $a0, $a0, %lo(D_8003DE30)</text:p>
            <text:p>/* 1118 80000518 3C058004 */  lui        $a1, %hi(D_800400C0)</text:p>
            <text:p>/* 111C 8000051C 24A500C0 */  addiu      $a1, $a1, %lo(D_800400C0)</text:p>
            <text:p>/* 1120 80000520 24060078 */  addiu      $a2, $zero, 0x78</text:p>
            <text:p>/* 1124 80000524 08000151 */  j          .L80000544</text:p>
            <text:p>/* 1128 80000528 24070002 */   addiu     $a3, $zero, 0x2</text:p>
            <text:p>.L8000052C:</text:p>
            <text:p>/* 112C 8000052C 3C048004 */  lui        $a0, %hi(D_8003DE30)</text:p>
            <text:p>/* 1130 80000530 2484DE30 */  addiu      $a0, $a0, %lo(D_8003DE30)</text:p>
            <text:p>/* 1134 80000534 3C058004 */  lui        $a1, %hi(D_800400C0)</text:p>
            <text:p>/* 1138 80000538 24A500C0 */  addiu      $a1, $a1, %lo(D_800400C0)</text:p>
            <text:p>/* 113C 8000053C 24060078 */  addiu      $a2, $zero, 0x78</text:p>
            <text:p>/* 1140 80000540 2407001E */  addiu      $a3, $zero, 0x1E</text:p>
            <text:p>.L80000544:</text:p>
            <text:p>/* 1144 80000544 0C0002BC */  jal        func_80000AF0</text:p>
            <text:p>/* 1148 80000548 00000000 */   nop</text:p>
            <text:p>/* 114C 8000054C 0C004C28 */  jal        func_800130A0</text:p>
            <text:p>/* 1150 80000550 02002021 */   addu      $a0, $s0, $zero</text:p>
            <text:p>/* 1154 80000554 00002021 */  addu       $a0, $zero, $zero</text:p>
            <text:p>/* 1158 80000558 0C007314 */  jal        func_8001CC50</text:p>
            <text:p>/* 115C 8000055C 00002821 */   addu      $a1, $zero, $zero</text:p>
            <text:p>.L80000560:</text:p>
            <text:p>/* 1160 80000560 0C007160 */  jal        func_8001C580</text:p>
            <text:p>/* 1164 80000564 00000000 */   nop</text:p>
            <text:p>/* 1168 80000568 08000158 */  j          .L80000560</text:p>
            <text:p>/* 116C 8000056C 00000000 */   nop</text:p>
            <text:p>/* 1170 80000570 8FBF001C */  lw         $ra, 0x1C($sp)</text:p>
            <text:p>/* 1174 80000574 8FB00018 */  lw         $s0, 0x18($sp)</text:p>
            <text:p>/* 1178 80000578 03E00008 */  jr         $ra</text:p>
            <text:p>/* 117C 8000057C 27BD0020 */   addiu     $sp, $sp, 0x20</text:p>
            <text:p>.size func_800004B8, . - func_800004B8glabel func_800004B8</text:p>
            <text:p>/* 10B8 800004B8 27BDFFE0 */  addiu      $sp, $sp, -0x20</text:p>
            <text:p>/* 10BC 800004BC AFB00018 */  sw         $s0, 0x18($sp)</text:p>
            <text:p>/* 10C0 800004C0 00808021 */  addu       $s0, $a0, $zero</text:p>
            <text:p>/* 10C4 800004C4 24040096 */  addiu      $a0, $zero, 0x96</text:p>
            <text:p>/* 10C8 800004C8 3C058004 */  lui        $a1, %hi(D_8003DD80)</text:p>
            <text:p>/* 10CC 800004CC 24A5DD80 */  addiu      $a1, $a1, %lo(D_8003DD80)</text:p>
            <text:p>/* 10D0 800004D0 3C068004 */  lui        $a2, %hi(D_8003DC80)</text:p>
            <text:p>/* 10D4 800004D4 24C6DC80 */  addiu      $a2, $a2, %lo(D_8003DC80)</text:p>
            <text:p>/* 10D8 800004D8 AFBF001C */  sw         $ra, 0x1C($sp)</text:p>
            <text:p>/* 10DC 800004DC 0C00956C */  jal        func_800255B0</text:p>
            <text:p>/* 10E0 800004E0 24070040 */   addiu     $a3, $zero, 0x40</text:p>
            <text:p>/* 10E4 800004E4 0C0086A8 */  jal        func_80021AA0</text:p>
            <text:p>/* 10E8 800004E8 00000000 */   nop</text:p>
            <text:p>/* 10EC 800004EC 3C038000 */  lui        $v1, %hi(D_80000300)</text:p>
            <text:p>/* 10F0 800004F0 8C630300 */  lw         $v1, %lo(D_80000300)($v1)</text:p>
            <text:p>/* 10F4 800004F4 3C018004 */  lui        $at, %hi(D_8003DD98)</text:p>
            <text:p>/* 10F8 800004F8 AC22DD98 */  sw         $v0, %lo(D_8003DD98)($at)</text:p>
            <text:p>/* 10FC 800004FC 24020001 */  addiu      $v0, $zero, 0x1</text:p>
            <text:p>/* 1100 80000500 3C018004 */  lui        $at, %hi(D_8003DDC4)</text:p>
            <text:p>/* 1104 80000504 AC20DDC4 */  sw         $zero, %lo(D_8003DDC4)($at)</text:p>
            <text:p>/* 1108 80000508 14620008 */  bne        $v1, $v0, .L8000052C</text:p>
            <text:p>/* 110C 8000050C AFA20010 */   sw        $v0, 0x10($sp)</text:p>
            <text:p>/* 1110 80000510 3C048004 */  lui        $a0, %hi(D_8003DE30)</text:p>
            <text:p>/* 1114 80000514 2484DE30 */  addiu      $a0, $a0, %lo(D_8003DE30)</text:p>
            <text:p>/* 1118 80000518 3C058004 */  lui        $a1, %hi(D_800400C0)</text:p>
            <text:p>/* 111C 8000051C 24A500C0 */  addiu      $a1, $a1, %lo(D_800400C0)</text:p>
            <text:p>/* 1120 80000520 24060078 */  addiu      $a2, $zero, 0x78</text:p>
            <text:p>/* 1124 80000524 08000151 */  j          .L80000544</text:p>
            <text:p>/* 1128 80000528 24070002 */   addiu     $a3, $zero, 0x2</text:p>
            <text:p>.L8000052C:</text:p>
            <text:p>/* 112C 8000052C 3C048004 */  lui        $a0, %hi(D_8003DE30)</text:p>
            <text:p>/* 1130 80000530 2484DE30 */  addiu      $a0, $a0, %lo(D_8003DE30)</text:p>
            <text:p>/* 1134 80000534 3C058004 */  lui        $a1, %hi(D_800400C0)</text:p>
            <text:p>/* 1138 80000538 24A500C0 */  addiu      $a1, $a1, %lo(D_800400C0)</text:p>
            <text:p>/* 113C 8000053C 24060078 */  addiu      $a2, $zero, 0x78</text:p>
            <text:p>/* 1140 80000540 2407001E */  addiu      $a3, $zero, 0x1E</text:p>
            <text:p>.L80000544:</text:p>
            <text:p>/* 1144 80000544 0C0002BC */  jal        func_80000AF0</text:p>
            <text:p>/* 1148 80000548 00000000 */   nop</text:p>
            <text:p>/* 114C 8000054C 0C004C28 */  jal        func_800130A0</text:p>
            <text:p>/* 1150 80000550 02002021 */   addu      $a0, $s0, $zero</text:p>
            <text:p>/* 1154 80000554 00002021 */  addu       $a0, $zero, $zero</text:p>
            <text:p>/* 1158 80000558 0C007314 */  jal        func_8001CC50</text:p>
            <text:p>/* 115C 8000055C 00002821 */   addu      $a1, $zero, $zero</text:p>
            <text:p>.L80000560:</text:p>
            <text:p>/* 1160 80000560 0C007160 */  jal        func_8001C580</text:p>
            <text:p>/* 1164 80000564 00000000 */   nop</text:p>
            <text:p>/* 1168 80000568 08000158 */  j          .L80000560</text:p>
            <text:p>/* 116C 8000056C 00000000 */   nop</text:p>
            <text:p>/* 1170 80000570 8FBF001C */  lw         $ra, 0x1C($sp)</text:p>
            <text:p>/* 1174 80000574 8FB00018 */  lw         $s0, 0x18($sp)</text:p>
            <text:p>/* 1178 80000578 03E00008 */  jr         $ra</text:p>
            <text:p>/* 117C 8000057C 27BD0020 */   addiu     $sp, $sp, 0x20</text:p>
            <text:p>.size func_800004B8, . - func_800004B8glabel func_800004B8</text:p>
            <text:p>/* 10B8 800004B8 27BDFFE0 */  addiu      $sp, $sp, -0x20</text:p>
            <text:p>/* 10BC 800004BC AFB00018 */  sw         $s0, 0x18($sp)</text:p>
            <text:p>/* 10C0 800004C0 00808021 */  addu       $s0, $a0, $zero</text:p>
            <text:p>/* 10C4 800004C4 24040096 */  addiu      $a0, $zero, 0x96</text:p>
            <text:p>/* 10C8 800004C8 3C058004 */  lui        $a1, %hi(D_8003DD80)</text:p>
            <text:p>/* 10CC 800004CC 24A5DD80 */  addiu      $a1, $a1, %lo(D_8003DD80)</text:p>
            <text:p>/* 10D0 800004D0 3C068004 */  lui        $a2, %hi(D_8003DC80)</text:p>
            <text:p>/* 10D4 800004D4 24C6DC80 */  addiu      $a2, $a2, %lo(D_8003DC80)</text:p>
            <text:p>/* 10D8 800004D8 AFBF001C */  sw         $ra, 0x1C($sp)</text:p>
            <text:p>/* 10DC 800004DC 0C00956C */  jal        func_800255B0</text:p>
            <text:p>/* 10E0 800004E0 24070040 */   addiu     $a3, $zero, 0x40</text:p>
            <text:p>/* 10E4 800004E4 0C0086A8 */  jal        func_80021AA0</text:p>
            <text:p>/* 10E8 800004E8 00000000 */   nop</text:p>
            <text:p>/* 10EC 800004EC 3C038000 */  lui        $v1, %hi(D_80000300)</text:p>
            <text:p>/* 10F0 800004F0 8C630300 */  lw         $v1, %lo(D_80000300)($v1)</text:p>
            <text:p>/* 10F4 800004F4 3C018004 */  lui        $at, %hi(D_8003DD98)</text:p>
            <text:p>/* 10F8 800004F8 AC22DD98 */  sw         $v0, %lo(D_8003DD98)($at)</text:p>
            <text:p>/* 10FC 800004FC 24020001 */  addiu      $v0, $zero, 0x1</text:p>
            <text:p>/* 1100 80000500 3C018004 */  lui        $at, %hi(D_8003DDC4)</text:p>
            <text:p>/* 1104 80000504 AC20DDC4 */  sw         $zero, %lo(D_8003DDC4)($at)</text:p>
            <text:p>/* 1108 80000508 14620008 */  bne        $v1, $v0, .L8000052C</text:p>
            <text:p>/* 110C 8000050C AFA20010 */   sw        $v0, 0x10($sp)</text:p>
            <text:p>/* 1110 80000510 3C048004 */  lui        $a0, %hi(D_8003DE30)</text:p>
            <text:p>/* 1114 80000514 2484DE30 */  addiu      $a0, $a0, %lo(D_8003DE30)</text:p>
            <text:p>/* 1118 80000518 3C058004 */  lui        $a1, %hi(D_800400C0)</text:p>
            <text:p>/* 111C 8000051C 24A500C0 */  addiu      $a1, $a1, %lo(D_800400C0)</text:p>
            <text:p>/* 1120 80000520 24060078 */  addiu      $a2, $zero, 0x78</text:p>
            <text:p>/* 1124 80000524 08000151 */  j          .L80000544</text:p>
            <text:p>/* 1128 80000528 24070002 */   addiu     $a3, $zero, 0x2</text:p>
            <text:p>.L8000052C:</text:p>
            <text:p>/* 112C 8000052C 3C048004 */  lui        $a0, %hi(D_8003DE30)</text:p>
            <text:p>/* 1130 80000530 2484DE30 */  addiu      $a0, $a0, %lo(D_8003DE30)</text:p>
            <text:p>/* 1134 80000534 3C058004 */  lui        $a1, %hi(D_800400C0)</text:p>
            <text:p>/* 1138 80000538 24A500C0 */  addiu      $a1, $a1, %lo(D_800400C0)</text:p>
            <text:p>/* 113C 8000053C 24060078 */  addiu      $a2, $zero, 0x78</text:p>
            <text:p>/* 1140 80000540 2407001E */  addiu      $a3, $zero, 0x1E</text:p>
            <text:p>.L80000544:</text:p>
            <text:p>/* 1144 80000544 0C0002BC */  jal        func_80000AF0</text:p>
            <text:p>/* 1148 80000548 00000000 */   nop</text:p>
            <text:p>/* 114C 8000054C 0C004C28 */  jal        func_800130A0</text:p>
            <text:p>/* 1150 80000550 02002021 */   addu      $a0, $s0, $zero</text:p>
            <text:p>/* 1154 80000554 00002021 */  addu       $a0, $zero, $zero</text:p>
            <text:p>/* 1158 80000558 0C007314 */  jal        func_8001CC50</text:p>
            <text:p>/* 115C 8000055C 00002821 */   addu      $a1, $zero, $zero</text:p>
            <text:p>.L80000560:</text:p>
            <text:p>/* 1160 80000560 0C007160 */  jal        func_8001C580</text:p>
            <text:p>/* 1164 80000564 00000000 */   nop</text:p>
            <text:p>/* 1168 80000568 08000158 */  j          .L80000560</text:p>
            <text:p>/* 116C 8000056C 00000000 */   nop</text:p>
            <text:p>/* 1170 80000570 8FBF001C */  lw         $ra, 0x1C($sp)</text:p>
            <text:p>/* 1174 80000574 8FB00018 */  lw         $s0, 0x18($sp)</text:p>
            <text:p>/* 1178 80000578 03E00008 */  jr         $ra</text:p>
            <text:p>/* 117C 8000057C 27BD0020 */   addiu     $sp, $sp, 0x20</text:p>
            <text:p>.size func_800004B8, . - func_800004B8</text:p>
          </table:table-cell>
          <table:table-cell table:number-columns-repeated="16380"/>
        </table:table-row>
        <table:table-row table:style-name="ro5">
          <table:table-cell office:value-type="string" calcext:value-type="string">
            <text:p>/* 26B48 80025F48 FF410020 */ <text:s/>sd <text:s text:c="8"/>$at, 0x20($k0) /* handwritten instruction */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6B4C 80025F4C 401B6000 */ <text:s/>mfc0 <text:s text:c="6"/>$k1, $12 /* handwritten instruction */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6B50 80025F50 AF5B0118 */ <text:s/>sw <text:s text:c="8"/>$k1, 0x118($k0) /* handwritten instruction */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6B54 80025F54 2401FFFC */ <text:s/>addiu <text:s text:c="5"/>$at, $zero, -0x4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6B58 80025F58 0361D824 */ <text:s/>and <text:s text:c="7"/>$k1, $k1, $at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6B5C 80025F5C 409B6000 */ <text:s/>mtc0 <text:s text:c="6"/>$k1, $12 /* handwritten instruction */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6B60 80025F60 FF480058 */ <text:s/>sd <text:s text:c="8"/>$t0, 0x58($k0) /* handwritten instruction */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6B64 80025F64 FF490060 */ <text:s/>sd <text:s text:c="8"/>$t1, 0x60($k0) /* handwritten instruction */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6B68 80025F68 FF4A0068 */ <text:s/>sd <text:s text:c="8"/>$t2, 0x68($k0) /* handwritten instruction */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6B6C 80025F6C AF400018 */ <text:s/>sw <text:s text:c="8"/>$zero, 0x18($k0) /* handwritten instruction */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6B70 80025F70 40086800 */ <text:s/>mfc0 <text:s text:c="6"/>$t0, $13 /* handwritten instruction */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6B74 80025F74 03404021 */ <text:s/>addu <text:s text:c="6"/>$t0, $k0, $zero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6B78 80025F78 3C1A8003 */ <text:s/>lui <text:s text:c="7"/>$k0, %hi(D_80037250) /* handwritten instruction */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6B7C 80025F7C 8F5A7250 */ <text:s/>lw <text:s text:c="8"/>$k0, %lo(D_80037250)($k0) /* handwritten instruction */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6B80 80025F80 DD090020 */ <text:s/>ld <text:s text:c="8"/>$t1, 0x20($t0)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6B84 80025F84 FF490020 */ <text:s/>sd <text:s text:c="8"/>$t1, 0x20($k0) /* handwritten instruction */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6B88 80025F88 DD090118 */ <text:s/>ld <text:s text:c="8"/>$t1, 0x118($t0)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6B8C 80025F8C FF490118 */ <text:s/>sd <text:s text:c="8"/>$t1, 0x118($k0) /* handwritten instruction */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6B90 80025F90 DD090058 */ <text:s/>ld <text:s text:c="8"/>$t1, 0x58($t0)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6B94 80025F94 FF490058 */ <text:s/>sd <text:s text:c="8"/>$t1, 0x58($k0) /* handwritten instruction */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6B98 80025F98 DD090060 */ <text:s/>ld <text:s text:c="8"/>$t1, 0x60($t0)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6B9C 80025F9C FF490060 */ <text:s/>sd <text:s text:c="8"/>$t1, 0x60($k0) /* handwritten instruction */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6BA0 80025FA0 DD090068 */ <text:s/>ld <text:s text:c="8"/>$t1, 0x68($t0)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6BA4 80025FA4 FF490068 */ <text:s/>sd <text:s text:c="8"/>$t1, 0x68($k0) /* handwritten instruction */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6BA8 80025FA8 FF420028 */ <text:s/>sd <text:s text:c="8"/>$v0, 0x28($k0) /* handwritten instruction */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6BAC 80025FAC FF430030 */ <text:s/>sd <text:s text:c="8"/>$v1, 0x30($k0) /* handwritten instruction */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6BB0 80025FB0 FF440038 */ <text:s/>sd <text:s text:c="8"/>$a0, 0x38($k0) /* handwritten instruction */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6BB4 80025FB4 FF450040 */ <text:s/>sd <text:s text:c="8"/>$a1, 0x40($k0) /* handwritten instruction */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6BB8 80025FB8 FF460048 */ <text:s/>sd <text:s text:c="8"/>$a2, 0x48($k0) /* handwritten instruction */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6BBC 80025FBC FF470050 */ <text:s/>sd <text:s text:c="8"/>$a3, 0x50($k0) /* handwritten instruction */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6BC0 80025FC0 FF4B0070 */ <text:s/>sd <text:s text:c="8"/>$t3, 0x70($k0) /* handwritten instruction */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6BC4 80025FC4 FF4C0078 */ <text:s/>sd <text:s text:c="8"/>$t4, 0x78($k0) /* handwritten instruction */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6BC8 80025FC8 FF4D0080 */ <text:s/>sd <text:s text:c="8"/>$t5, 0x80($k0) /* handwritten instruction */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6BCC 80025FCC FF4E0088 */ <text:s/>sd <text:s text:c="8"/>$t6, 0x88($k0) /* handwritten instruction */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6BD0 80025FD0 FF4F0090 */ <text:s/>sd <text:s text:c="8"/>$t7, 0x90($k0) /* handwritten instruction */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6BD4 80025FD4 FF500098 */ <text:s/>sd <text:s text:c="8"/>$s0, 0x98($k0) /* handwritten instruction */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6BD8 80025FD8 FF5100A0 */ <text:s/>sd <text:s text:c="8"/>$s1, 0xA0($k0) /* handwritten instruction */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6BDC 80025FDC FF5200A8 */ <text:s/>sd <text:s text:c="8"/>$s2, 0xA8($k0) /* handwritten instruction */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6BE0 80025FE0 FF5300B0 */ <text:s/>sd <text:s text:c="8"/>$s3, 0xB0($k0) /* handwritten instruction */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6BE4 80025FE4 FF5400B8 */ <text:s/>sd <text:s text:c="8"/>$s4, 0xB8($k0) /* handwritten instruction */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6BE8 80025FE8 FF5500C0 */ <text:s/>sd <text:s text:c="8"/>$s5, 0xC0($k0) /* handwritten instruction */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6BEC 80025FEC FF5600C8 */ <text:s/>sd <text:s text:c="8"/>$s6, 0xC8($k0) /* handwritten instruction */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6BF0 80025FF0 FF5700D0 */ <text:s/>sd <text:s text:c="8"/>$s7, 0xD0($k0) /* handwritten instruction */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6BF4 80025FF4 FF5800D8 */ <text:s/>sd <text:s text:c="8"/>$t8, 0xD8($k0) /* handwritten instruction */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6BF8 80025FF8 FF5900E0 */ <text:s/>sd <text:s text:c="8"/>$t9, 0xE0($k0) /* handwritten instruction */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6BFC 80025FFC FF5C00E8 */ <text:s/>sd <text:s text:c="8"/>$gp, 0xE8($k0) /* handwritten instruction */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6C00 80026000 FF5D00F0 */ <text:s/>sd <text:s text:c="8"/>$sp, 0xF0($k0) /* handwritten instruction */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6C04 80026004 FF5E00F8 */ <text:s/>sd <text:s text:c="8"/>$fp, 0xF8($k0) /* handwritten instruction */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6C08 80026008 FF5F0100 */ <text:s/>sd <text:s text:c="8"/>$ra, 0x100($k0) /* handwritten instruction */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6C0C 8002600C 00004012 */ <text:s/>mflo <text:s text:c="6"/>$t0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6C10 80026010 FF480108 */ <text:s/>sd <text:s text:c="8"/>$t0, 0x108($k0) /* handwritten instruction */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6C14 80026014 00004010 */ <text:s/>mfhi <text:s text:c="6"/>$t0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6C18 80026018 FF480110 */ <text:s/>sd <text:s text:c="8"/>$t0, 0x110($k0) /* handwritten instruction */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6C1C 8002601C 8F5B0118 */ <text:s/>lw <text:s text:c="8"/>$k1, 0x118($k0) /* handwritten instruction */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6C20 80026020 3369FF00 */ <text:s/>andi <text:s text:c="6"/>$t1, $k1, 0xFF00 /* handwritten instruction */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6C24 80026024 11200013 */ <text:s/>beqz <text:s text:c="6"/>$t1, .L80026074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6C28 80026028 00000000 */ <text:s text:c="2"/>nop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6C2C 8002602C 3C088004 */ <text:s/>lui <text:s text:c="7"/>$t0, %hi(D_80038810)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6C30 80026030 25088810 */ <text:s/>addiu <text:s text:c="5"/>$t0, $t0, %lo(D_80038810)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6C34 80026034 8D080000 */ <text:s/>lw <text:s text:c="8"/>$t0, 0x0($t0)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6C38 80026038 2401FFFF */ <text:s/>addiu <text:s text:c="5"/>$at, $zero, -0x1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6C3C 8002603C 01015026 */ <text:s/>xor <text:s text:c="7"/>$t2, $t0, $at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6C40 80026040 314AFF00 */ <text:s/>andi <text:s text:c="6"/>$t2, $t2, 0xFF00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6C44 80026044 012A6025 */ <text:s/>or <text:s text:c="8"/>$t4, $t1, $t2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6C48 80026048 3C01FFFF */ <text:s/>lui <text:s text:c="7"/>$at, (0xFFFF00FF &gt;&gt; 16)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6C4C 8002604C 342100FF */ <text:s/>ori <text:s text:c="7"/>$at, $at, (0xFFFF00FF &amp; 0xFFFF)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6C50 80026050 03615824 */ <text:s/>and <text:s text:c="7"/>$t3, $k1, $at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6C54 80026054 016C5825 */ <text:s/>or <text:s text:c="8"/>$t3, $t3, $t4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6C58 80026058 AF4B0118 */ <text:s/>sw <text:s text:c="8"/>$t3, 0x118($k0) /* handwritten instruction */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6C5C 8002605C 3108FF00 */ <text:s/>andi <text:s text:c="6"/>$t0, $t0, 0xFF00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6C60 80026060 01284824 */ <text:s/>and <text:s text:c="7"/>$t1, $t1, $t0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6C64 80026064 3C01FFFF */ <text:s/>lui <text:s text:c="7"/>$at, (0xFFFF00FF &gt;&gt; 16)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6C68 80026068 342100FF */ <text:s/>ori <text:s text:c="7"/>$at, $at, (0xFFFF00FF &amp; 0xFFFF)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6C6C 8002606C 0361D824 */ <text:s/>and <text:s text:c="7"/>$k1, $k1, $at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6C70 80026070 0369D825 */ <text:s/>or <text:s text:c="8"/>$k1, $k1, $t1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.L80026074: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6C74 80026074 3C09A430 */ <text:s/>lui <text:s text:c="7"/>$t1, %hi(D_A430000C)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6C78 80026078 8D29000C */ <text:s/>lw <text:s text:c="8"/>$t1, %lo(D_A430000C)($t1)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6C7C 8002607C 1120000B */ <text:s/>beqz <text:s text:c="6"/>$t1, .L800260AC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6C80 80026080 00000000 */ <text:s text:c="2"/>nop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6C84 80026084 3C088004 */ <text:s/>lui <text:s text:c="7"/>$t0, %hi(D_80038810)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6C88 80026088 25088810 */ <text:s/>addiu <text:s text:c="5"/>$t0, $t0, %lo(D_80038810)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6C8C 8002608C 8D080000 */ <text:s/>lw <text:s text:c="8"/>$t0, 0x0($t0)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6C90 80026090 00084402 */ <text:s/>srl <text:s text:c="7"/>$t0, $t0, 16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6C94 80026094 2401FFFF */ <text:s/>addiu <text:s text:c="5"/>$at, $zero, -0x1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6C98 80026098 01014026 */ <text:s/>xor <text:s text:c="7"/>$t0, $t0, $at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6C9C 8002609C 3108003F */ <text:s/>andi <text:s text:c="6"/>$t0, $t0, 0x3F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6CA0 800260A0 8F4C0128 */ <text:s/>lw <text:s text:c="8"/>$t4, 0x128($k0) /* handwritten instruction */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6CA4 800260A4 010C4024 */ <text:s/>and <text:s text:c="7"/>$t0, $t0, $t4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6CA8 800260A8 01284825 */ <text:s/>or <text:s text:c="8"/>$t1, $t1, $t0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.L800260AC: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6CAC 800260AC AF490128 */ <text:s/>sw <text:s text:c="8"/>$t1, 0x128($k0) /* handwritten instruction */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6CB0 800260B0 40087000 */ <text:s/>mfc0 <text:s text:c="6"/>$t0, $14 /* handwritten instruction */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6CB4 800260B4 AF48011C */ <text:s/>sw <text:s text:c="8"/>$t0, 0x11C($k0) /* handwritten instruction */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6CB8 800260B8 8F480018 */ <text:s/>lw <text:s text:c="8"/>$t0, 0x18($k0) /* handwritten instruction */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6CBC 800260BC 11000014 */ <text:s/>beqz <text:s text:c="6"/>$t0, .L80026110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6CC0 800260C0 00000000 */ <text:s text:c="2"/>nop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6CC4 800260C4 4448F800 */ <text:s/>cfc1 <text:s text:c="6"/>$t0, $31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6CC8 800260C8 00000000 */ <text:s/>nop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6CCC 800260CC AF48012C */ <text:s/>sw <text:s text:c="8"/>$t0, 0x12C($k0) /* handwritten instruction */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6CD0 800260D0 F7400130 */ <text:s/>sdc1 <text:s text:c="6"/>$fv0, 0x130($k0)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6CD4 800260D4 F7420138 */ <text:s/>sdc1 <text:s text:c="6"/>$fv1, 0x138($k0)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6CD8 800260D8 F7440140 */ <text:s/>sdc1 <text:s text:c="6"/>$ft0, 0x140($k0)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6CDC 800260DC F7460148 */ <text:s/>sdc1 <text:s text:c="6"/>$ft1, 0x148($k0)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6CE0 800260E0 F7480150 */ <text:s/>sdc1 <text:s text:c="6"/>$ft2, 0x150($k0)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6CE4 800260E4 F74A0158 */ <text:s/>sdc1 <text:s text:c="6"/>$ft3, 0x158($k0)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6CE8 800260E8 F74C0160 */ <text:s/>sdc1 <text:s text:c="6"/>$fa0, 0x160($k0)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6CEC 800260EC F74E0168 */ <text:s/>sdc1 <text:s text:c="6"/>$fa1, 0x168($k0)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6CF0 800260F0 F7500170 */ <text:s/>sdc1 <text:s text:c="6"/>$ft4, 0x170($k0)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6CF4 800260F4 F7520178 */ <text:s/>sdc1 <text:s text:c="6"/>$ft5, 0x178($k0)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6CF8 800260F8 F7540180 */ <text:s/>sdc1 <text:s text:c="6"/>$fs0, 0x180($k0)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6CFC 800260FC F7560188 */ <text:s/>sdc1 <text:s text:c="6"/>$fs1, 0x188($k0)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6D00 80026100 F7580190 */ <text:s/>sdc1 <text:s text:c="6"/>$fs2, 0x190($k0)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6D04 80026104 F75A0198 */ <text:s/>sdc1 <text:s text:c="6"/>$fs3, 0x198($k0)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6D08 80026108 F75C01A0 */ <text:s/>sdc1 <text:s text:c="6"/>$fs4, 0x1A0($k0)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6D0C 8002610C F75E01A8 */ <text:s/>sdc1 <text:s text:c="6"/>$fs5, 0x1A8($k0)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.L80026110: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6D10 80026110 40086800 */ <text:s/>mfc0 <text:s text:c="6"/>$t0, $13 /* handwritten instruction */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6D14 80026114 AF480120 */ <text:s/>sw <text:s text:c="8"/>$t0, 0x120($k0) /* handwritten instruction */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6D18 80026118 24090002 */ <text:s/>addiu <text:s text:c="5"/>$t1, $zero, 0x2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6D1C 8002611C A7490010 */ <text:s/>sh <text:s text:c="8"/>$t1, 0x10($k0) /* handwritten instruction */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6D20 80026120 3109007C */ <text:s/>andi <text:s text:c="6"/>$t1, $t0, 0x7C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6D24 80026124 240A0024 */ <text:s/>addiu <text:s text:c="5"/>$t2, $zero, 0x24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6D28 80026128 112A00BF */ <text:s/>beq <text:s text:c="7"/>$t1, $t2, .L80026428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6D2C 8002612C 00000000 */ <text:s text:c="2"/>nop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6D30 80026130 240A002C */ <text:s/>addiu <text:s text:c="5"/>$t2, $zero, 0x2C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6D34 80026134 112A0110 */ <text:s/>beq <text:s text:c="7"/>$t1, $t2, .L80026578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6D38 80026138 00000000 */ <text:s text:c="2"/>nop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6D3C 8002613C 240A0000 */ <text:s/>addiu <text:s text:c="5"/>$t2, $zero, 0x0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6D40 80026140 152A00D2 */ <text:s/>bne <text:s text:c="7"/>$t1, $t2, .L8002648C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6D44 80026144 00000000 */ <text:s text:c="2"/>nop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6D48 80026148 03688024 */ <text:s/>and <text:s text:c="7"/>$s0, $k1, $t0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.L8002614C: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6D4C 8002614C 3209FF00 */ <text:s/>andi <text:s text:c="6"/>$t1, $s0, 0xFF00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6D50 80026150 00095302 */ <text:s/>srl <text:s text:c="7"/>$t2, $t1, 12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6D54 80026154 15400003 */ <text:s/>bnez <text:s text:c="6"/>$t2, .L80026164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6D58 80026158 00000000 */ <text:s text:c="2"/>nop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6D5C 8002615C 00095202 */ <text:s/>srl <text:s text:c="7"/>$t2, $t1, 8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6D60 80026160 214A0010 */ <text:s/>addi <text:s text:c="6"/>$t2, $t2, 0x10 /* handwritten instruction */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.L80026164: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6D64 80026164 3C018004 */ <text:s/>lui <text:s text:c="7"/>$at, %hi(D_8003B910)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6D68 80026168 002A0821 */ <text:s/>addu <text:s text:c="6"/>$at, $at, $t2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6D6C 8002616C 902AB910 */ <text:s/>lbu <text:s text:c="7"/>$t2, %lo(D_8003B910)($at)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6D70 80026170 3C018004 */ <text:s/>lui <text:s text:c="7"/>$at, %hi(jtbl_8003B930)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6D74 80026174 002A0821 */ <text:s/>addu <text:s text:c="6"/>$at, $at, $t2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6D78 80026178 8C2AB930 */ <text:s/>lw <text:s text:c="8"/>$t2, %lo(jtbl_8003B930)($at)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6D7C 8002617C 01400008 */ <text:s/>jr <text:s text:c="8"/>$t2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6D80 80026180 00000000 */ <text:s text:c="2"/>nop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6D84 80026184 2401DFFF */ <text:s/>addiu <text:s text:c="5"/>$at, $zero, -0x2001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6D88 80026188 1000FFF0 */ <text:s/>b <text:s text:c="9"/>.L8002614C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6D8C 8002618C 02018024 */ <text:s text:c="2"/>and <text:s text:c="6"/>$s0, $s0, $at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6D90 80026190 2401BFFF */ <text:s/>addiu <text:s text:c="5"/>$at, $zero, -0x4001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6D94 80026194 1000FFED */ <text:s/>b <text:s text:c="9"/>.L8002614C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6D98 80026198 02018024 */ <text:s text:c="2"/>and <text:s text:c="6"/>$s0, $s0, $at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6D9C 8002619C 40095800 */ <text:s/>mfc0 <text:s text:c="6"/>$t1, $11 /* handwritten instruction */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6DA0 800261A0 40895800 */ <text:s/>mtc0 <text:s text:c="6"/>$t1, $11 /* handwritten instruction */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6DA4 800261A4 24040018 */ <text:s/>addiu <text:s text:c="5"/>$a0, $zero, 0x18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6DA8 800261A8 0C00992F */ <text:s/>jal <text:s text:c="7"/>func_800264BC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6DAC 800261AC 00000000 */ <text:s text:c="2"/>nop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6DB0 800261B0 3C01FFFF */ <text:s/>lui <text:s text:c="7"/>$at, (0xFFFF7FFF &gt;&gt; 16)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6DB4 800261B4 34217FFF */ <text:s/>ori <text:s text:c="7"/>$at, $at, (0xFFFF7FFF &amp; 0xFFFF)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6DB8 800261B8 1000FFE4 */ <text:s/>b <text:s text:c="9"/>.L8002614C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6DBC 800261BC 02018024 */ <text:s text:c="2"/>and <text:s text:c="6"/>$s0, $s0, $at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6DC0 800261C0 2401F7FF */ <text:s/>addiu <text:s text:c="5"/>$at, $zero, -0x801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6DC4 800261C4 02018024 */ <text:s/>and <text:s text:c="7"/>$s0, $s0, $at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6DC8 800261C8 3C098004 */ <text:s/>lui <text:s text:c="7"/>$t1, %hi(D_800387D0)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6DCC 800261CC 252987D0 */ <text:s/>addiu <text:s text:c="5"/>$t1, $t1, %lo(D_800387D0)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6DD0 800261D0 21290008 */ <text:s/>addi <text:s text:c="6"/>$t1, $t1, 0x8 /* handwritten instruction */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6DD4 800261D4 8D2A0000 */ <text:s/>lw <text:s text:c="8"/>$t2, 0x0($t1)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6DD8 800261D8 11400007 */ <text:s/>beqz <text:s text:c="6"/>$t2, .L800261F8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6DDC 800261DC 00000000 */ <text:s text:c="2"/>nop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6DE0 800261E0 0140F809 */ <text:s/>jalr <text:s text:c="6"/>$t2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6DE4 800261E4 8D3D0004 */ <text:s text:c="2"/>lw <text:s text:c="7"/>$sp, 0x4($t1)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6DE8 800261E8 10400003 */ <text:s/>beqz <text:s text:c="6"/>$v0, .L800261F8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6DEC 800261EC 24040010 */ <text:s text:c="2"/>addiu <text:s text:c="4"/>$a0, $zero, 0x10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6DF0 800261F0 10000093 */ <text:s/>b <text:s text:c="9"/>.L80026440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6DF4 800261F4 00000000 */ <text:s text:c="2"/>nop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.L800261F8: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6DF8 800261F8 0C00992F */ <text:s/>jal <text:s text:c="7"/>func_800264BC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6DFC 800261FC 00000000 */ <text:s text:c="2"/>nop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6E00 80026200 1000FFD2 */ <text:s/>b <text:s text:c="9"/>.L8002614C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6E04 80026204 00000000 */ <text:s text:c="2"/>nop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6E08 80026208 3C11A430 */ <text:s/>lui <text:s text:c="7"/>$s1, %hi(D_A4300008)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6E0C 8002620C 8E310008 */ <text:s/>lw <text:s text:c="8"/>$s1, %lo(D_A4300008)($s1)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6E10 80026210 3C088004 */ <text:s/>lui <text:s text:c="7"/>$t0, %hi(D_80038810)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6E14 80026214 25088810 */ <text:s/>addiu <text:s text:c="5"/>$t0, $t0, %lo(D_80038810)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6E18 80026218 8D080000 */ <text:s/>lw <text:s text:c="8"/>$t0, 0x0($t0)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6E1C 8002621C 00084402 */ <text:s/>srl <text:s text:c="7"/>$t0, $t0, 16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6E20 80026220 02288824 */ <text:s/>and <text:s text:c="7"/>$s1, $s1, $t0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6E24 80026224 32290001 */ <text:s/>andi <text:s text:c="6"/>$t1, $s1, 0x1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6E28 80026228 11200014 */ <text:s/>beqz <text:s text:c="6"/>$t1, .L8002627C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6E2C 8002622C 00000000 */ <text:s text:c="2"/>nop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6E30 80026230 3231003E */ <text:s/>andi <text:s text:c="6"/>$s1, $s1, 0x3E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6E34 80026234 3C0CA404 */ <text:s/>lui <text:s text:c="7"/>$t4, %hi(D_A4040010)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6E38 80026238 8D8C0010 */ <text:s/>lw <text:s text:c="8"/>$t4, %lo(D_A4040010)($t4)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6E3C 8002623C 34098008 */ <text:s/>ori <text:s text:c="7"/>$t1, $zero, 0x8008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6E40 80026240 3C01A404 */ <text:s/>lui <text:s text:c="7"/>$at, %hi(D_A4040010)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6E44 80026244 AC290010 */ <text:s/>sw <text:s text:c="8"/>$t1, %lo(D_A4040010)($at)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6E48 80026248 318C0300 */ <text:s/>andi <text:s text:c="6"/>$t4, $t4, 0x300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6E4C 8002624C 11800007 */ <text:s/>beqz <text:s text:c="6"/>$t4, .L8002626C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6E50 80026250 00000000 */ <text:s text:c="2"/>nop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6E54 80026254 0C00992F */ <text:s/>jal <text:s text:c="7"/>func_800264BC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6E58 80026258 24040020 */ <text:s text:c="2"/>addiu <text:s text:c="4"/>$a0, $zero, 0x20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6E5C 8002625C 12200044 */ <text:s/>beqz <text:s text:c="6"/>$s1, .L80026370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6E60 80026260 00000000 */ <text:s text:c="2"/>nop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6E64 80026264 10000005 */ <text:s/>b <text:s text:c="9"/>.L8002627C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6E68 80026268 00000000 */ <text:s text:c="2"/>nop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.L8002626C: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6E6C 8002626C 0C00992F */ <text:s/>jal <text:s text:c="7"/>func_800264BC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6E70 80026270 24040058 */ <text:s text:c="2"/>addiu <text:s text:c="4"/>$a0, $zero, 0x58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6E74 80026274 1220003E */ <text:s/>beqz <text:s text:c="6"/>$s1, .L80026370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6E78 80026278 00000000 */ <text:s text:c="2"/>nop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.L8002627C: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6E7C 8002627C 32290008 */ <text:s/>andi <text:s text:c="6"/>$t1, $s1, 0x8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6E80 80026280 11200008 */ <text:s/>beqz <text:s text:c="6"/>$t1, .L800262A4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6E84 80026284 00000000 */ <text:s text:c="2"/>nop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6E88 80026288 32310037 */ <text:s/>andi <text:s text:c="6"/>$s1, $s1, 0x37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6E8C 8002628C 3C01A440 */ <text:s/>lui <text:s text:c="7"/>$at, %hi(D_A4400010)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6E90 80026290 AC200010 */ <text:s/>sw <text:s text:c="8"/>$zero, %lo(D_A4400010)($at)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6E94 80026294 0C00992F */ <text:s/>jal <text:s text:c="7"/>func_800264BC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6E98 80026298 24040038 */ <text:s text:c="2"/>addiu <text:s text:c="4"/>$a0, $zero, 0x38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6E9C 8002629C 12200034 */ <text:s/>beqz <text:s text:c="6"/>$s1, .L80026370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6EA0 800262A0 00000000 */ <text:s text:c="2"/>nop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.L800262A4: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6EA4 800262A4 32290004 */ <text:s/>andi <text:s text:c="6"/>$t1, $s1, 0x4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6EA8 800262A8 11200009 */ <text:s/>beqz <text:s text:c="6"/>$t1, .L800262D0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6EAC 800262AC 00000000 */ <text:s text:c="2"/>nop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6EB0 800262B0 3231003B */ <text:s/>andi <text:s text:c="6"/>$s1, $s1, 0x3B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6EB4 800262B4 24090001 */ <text:s/>addiu <text:s text:c="5"/>$t1, $zero, 0x1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6EB8 800262B8 3C01A450 */ <text:s/>lui <text:s text:c="7"/>$at, %hi(D_A450000C)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6EBC 800262BC AC29000C */ <text:s/>sw <text:s text:c="8"/>$t1, %lo(D_A450000C)($at)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6EC0 800262C0 0C00992F */ <text:s/>jal <text:s text:c="7"/>func_800264BC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6EC4 800262C4 24040030 */ <text:s text:c="2"/>addiu <text:s text:c="4"/>$a0, $zero, 0x30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6EC8 800262C8 12200029 */ <text:s/>beqz <text:s text:c="6"/>$s1, .L80026370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6ECC 800262CC 00000000 */ <text:s text:c="2"/>nop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.L800262D0: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6ED0 800262D0 32290002 */ <text:s/>andi <text:s text:c="6"/>$t1, $s1, 0x2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6ED4 800262D4 11200008 */ <text:s/>beqz <text:s text:c="6"/>$t1, .L800262F8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6ED8 800262D8 00000000 */ <text:s text:c="2"/>nop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6EDC 800262DC 3231003D */ <text:s/>andi <text:s text:c="6"/>$s1, $s1, 0x3D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6EE0 800262E0 3C01A480 */ <text:s/>lui <text:s text:c="7"/>$at, %hi(D_A4800018)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6EE4 800262E4 AC200018 */ <text:s/>sw <text:s text:c="8"/>$zero, %lo(D_A4800018)($at)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6EE8 800262E8 0C00992F */ <text:s/>jal <text:s text:c="7"/>func_800264BC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6EEC 800262EC 24040028 */ <text:s text:c="2"/>addiu <text:s text:c="4"/>$a0, $zero, 0x28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6EF0 800262F0 1220001F */ <text:s/>beqz <text:s text:c="6"/>$s1, .L80026370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6EF4 800262F4 00000000 */ <text:s text:c="2"/>nop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.L800262F8: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6EF8 800262F8 32290010 */ <text:s/>andi <text:s text:c="6"/>$t1, $s1, 0x10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6EFC 800262FC 11200013 */ <text:s/>beqz <text:s text:c="6"/>$t1, .L8002634C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6F00 80026300 00000000 */ <text:s text:c="2"/>nop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6F04 80026304 3231002F */ <text:s/>andi <text:s text:c="6"/>$s1, $s1, 0x2F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6F08 80026308 24090002 */ <text:s/>addiu <text:s text:c="5"/>$t1, $zero, 0x2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6F0C 8002630C 3C01A460 */ <text:s/>lui <text:s text:c="7"/>$at, %hi(D_A4600010)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6F10 80026310 AC290010 */ <text:s/>sw <text:s text:c="8"/>$t1, %lo(D_A4600010)($at)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6F14 80026314 3C098004 */ <text:s/>lui <text:s text:c="7"/>$t1, %hi(D_800387F8)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6F18 80026318 252987F8 */ <text:s/>addiu <text:s text:c="5"/>$t1, $t1, %lo(D_800387F8)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6F1C 8002631C 8D2A0000 */ <text:s/>lw <text:s text:c="8"/>$t2, 0x0($t1)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6F20 80026320 11400006 */ <text:s/>beqz <text:s text:c="6"/>$t2, .L8002633C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6F24 80026324 00000000 */ <text:s text:c="2"/>nop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6F28 80026328 8D3D0004 */ <text:s/>lw <text:s text:c="8"/>$sp, 0x4($t1)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6F2C 8002632C 0140F809 */ <text:s/>jalr <text:s text:c="6"/>$t2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6F30 80026330 00402021 */ <text:s text:c="2"/>addu <text:s text:c="5"/>$a0, $v0, $zero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6F34 80026334 14400003 */ <text:s/>bnez <text:s text:c="6"/>$v0, .L80026344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6F38 80026338 00000000 */ <text:s text:c="2"/>nop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.L8002633C: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6F3C 8002633C 0C00992F */ <text:s/>jal <text:s text:c="7"/>func_800264BC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6F40 80026340 24040040 */ <text:s text:c="2"/>addiu <text:s text:c="4"/>$a0, $zero, 0x40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.L80026344: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6F44 80026344 1220000A */ <text:s/>beqz <text:s text:c="6"/>$s1, .L80026370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6F48 80026348 00000000 */ <text:s text:c="2"/>nop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.L8002634C: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6F4C 8002634C 32290020 */ <text:s/>andi <text:s text:c="6"/>$t1, $s1, 0x20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6F50 80026350 11200007 */ <text:s/>beqz <text:s text:c="6"/>$t1, .L80026370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6F54 80026354 00000000 */ <text:s text:c="2"/>nop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6F58 80026358 3231001F */ <text:s/>andi <text:s text:c="6"/>$s1, $s1, 0x1F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6F5C 8002635C 24090800 */ <text:s/>addiu <text:s text:c="5"/>$t1, $zero, 0x800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6F60 80026360 3C01A430 */ <text:s/>lui <text:s text:c="7"/>$at, %hi(D_A4300000)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6F64 80026364 AC290000 */ <text:s/>sw <text:s text:c="8"/>$t1, %lo(D_A4300000)($at)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6F68 80026368 0C00992F */ <text:s/>jal <text:s text:c="7"/>func_800264BC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6F6C 8002636C 24040048 */ <text:s text:c="2"/>addiu <text:s text:c="4"/>$a0, $zero, 0x48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.L80026370: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6F70 80026370 2401FBFF */ <text:s/>addiu <text:s text:c="5"/>$at, $zero, -0x401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6F74 80026374 1000FF75 */ <text:s/>b <text:s text:c="9"/>.L8002614C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6F78 80026378 02018024 */ <text:s text:c="2"/>and <text:s text:c="6"/>$s0, $s0, $at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6F7C 8002637C 8F5B0118 */ <text:s/>lw <text:s text:c="8"/>$k1, 0x118($k0) /* handwritten instruction */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6F80 80026380 2401EFFF */ <text:s/>addiu <text:s text:c="5"/>$at, $zero, -0x1001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6F84 80026384 0361D824 */ <text:s/>and <text:s text:c="7"/>$k1, $k1, $at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6F88 80026388 AF5B0118 */ <text:s/>sw <text:s text:c="8"/>$k1, 0x118($k0) /* handwritten instruction */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6F8C 8002638C 3C098004 */ <text:s/>lui <text:s text:c="7"/>$t1, %hi(D_8003880C)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6F90 80026390 2529880C */ <text:s/>addiu <text:s text:c="5"/>$t1, $t1, %lo(D_8003880C)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6F94 80026394 8D2A0000 */ <text:s/>lw <text:s text:c="8"/>$t2, 0x0($t1)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6F98 80026398 11400004 */ <text:s/>beqz <text:s text:c="6"/>$t2, .L800263AC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6F9C 8002639C 00000000 */ <text:s text:c="2"/>nop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6FA0 800263A0 2401EFFF */ <text:s/>addiu <text:s text:c="5"/>$at, $zero, -0x1001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6FA4 800263A4 10000026 */ <text:s/>b <text:s text:c="9"/>.L80026440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6FA8 800263A8 02018024 */ <text:s text:c="2"/>and <text:s text:c="6"/>$s0, $s0, $at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.L800263AC: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6FAC 800263AC 240A0001 */ <text:s/>addiu <text:s text:c="5"/>$t2, $zero, 0x1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6FB0 800263B0 AD2A0000 */ <text:s/>sw <text:s text:c="8"/>$t2, 0x0($t1)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6FB4 800263B4 0C00992F */ <text:s/>jal <text:s text:c="7"/>func_800264BC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6FB8 800263B8 24040070 */ <text:s text:c="2"/>addiu <text:s text:c="4"/>$a0, $zero, 0x70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6FBC 800263BC 2401EFFF */ <text:s/>addiu <text:s text:c="5"/>$at, $zero, -0x1001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6FC0 800263C0 02018024 */ <text:s/>and <text:s text:c="7"/>$s0, $s0, $at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6FC4 800263C4 3C0A8003 */ <text:s/>lui <text:s text:c="7"/>$t2, %hi(D_80037248)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6FC8 800263C8 8D4A7248 */ <text:s/>lw <text:s text:c="8"/>$t2, %lo(D_80037248)($t2)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6FCC 800263CC 8D5B0118 */ <text:s/>lw <text:s text:c="8"/>$k1, 0x118($t2) /* handwritten instruction */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6FD0 800263D0 2401EFFF */ <text:s/>addiu <text:s text:c="5"/>$at, $zero, -0x1001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6FD4 800263D4 0361D824 */ <text:s/>and <text:s text:c="7"/>$k1, $k1, $at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6FD8 800263D8 10000019 */ <text:s/>b <text:s text:c="9"/>.L80026440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6FDC 800263DC AD5B0118 */ <text:s text:c="2"/>sw <text:s text:c="7"/>$k1, 0x118($t2) /* handwritten instruction */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6FE0 800263E0 2401FDFF */ <text:s/>addiu <text:s text:c="5"/>$at, $zero, -0x201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6FE4 800263E4 01014024 */ <text:s/>and <text:s text:c="7"/>$t0, $t0, $at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6FE8 800263E8 40886800 */ <text:s/>mtc0 <text:s text:c="6"/>$t0, $13 /* handwritten instruction */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6FEC 800263EC 24040008 */ <text:s/>addiu <text:s text:c="5"/>$a0, $zero, 0x8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6FF0 800263F0 0C00992F */ <text:s/>jal <text:s text:c="7"/>func_800264BC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6FF4 800263F4 00000000 */ <text:s text:c="2"/>nop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6FF8 800263F8 2401FDFF */ <text:s/>addiu <text:s text:c="5"/>$at, $zero, -0x201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6FFC 800263FC 1000FF53 */ <text:s/>b <text:s text:c="9"/>.L8002614C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7000 80026400 02018024 */ <text:s text:c="2"/>and <text:s text:c="6"/>$s0, $s0, $at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7004 80026404 2401FEFF */ <text:s/>addiu <text:s text:c="5"/>$at, $zero, -0x101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7008 80026408 01014024 */ <text:s/>and <text:s text:c="7"/>$t0, $t0, $at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700C 8002640C 40886800 */ <text:s/>mtc0 <text:s text:c="6"/>$t0, $13 /* handwritten instruction */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7010 80026410 24040000 */ <text:s/>addiu <text:s text:c="5"/>$a0, $zero, 0x0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7014 80026414 0C00992F */ <text:s/>jal <text:s text:c="7"/>func_800264BC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7018 80026418 00000000 */ <text:s text:c="2"/>nop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701C 8002641C 2401FEFF */ <text:s/>addiu <text:s text:c="5"/>$at, $zero, -0x101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7020 80026420 1000FF4A */ <text:s/>b <text:s text:c="9"/>.L8002614C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7024 80026424 02018024 */ <text:s text:c="2"/>and <text:s text:c="6"/>$s0, $s0, $at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.L80026428: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7028 80026428 24090001 */ <text:s/>addiu <text:s text:c="5"/>$t1, $zero, 0x1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702C 8002642C A7490012 */ <text:s/>sh <text:s text:c="8"/>$t1, 0x12($k0) /* handwritten instruction */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7030 80026430 0C00992F */ <text:s/>jal <text:s text:c="7"/>func_800264BC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7034 80026434 24040050 */ <text:s text:c="2"/>addiu <text:s text:c="4"/>$a0, $zero, 0x50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7038 80026438 10000001 */ <text:s/>b <text:s text:c="9"/>.L80026440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703C 8002643C 00000000 */ <text:s text:c="2"/>nop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.L80026440: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7040 80026440 8F490004 */ <text:s/>lw <text:s text:c="8"/>$t1, 0x4($k0) /* handwritten instruction */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7044 80026444 3C0A8003 */ <text:s/>lui <text:s text:c="7"/>$t2, %hi(D_80037248)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7048 80026448 8D4A7248 */ <text:s/>lw <text:s text:c="8"/>$t2, %lo(D_80037248)($t2)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704C 8002644C 8D4B0004 */ <text:s/>lw <text:s text:c="8"/>$t3, 0x4($t2)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7050 80026450 012B082A */ <text:s/>slt <text:s text:c="7"/>$at, $t1, $t3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7054 80026454 10200007 */ <text:s/>beqz <text:s text:c="6"/>$at, .L80026474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7058 80026458 00000000 */ <text:s text:c="2"/>nop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705C 8002645C 03402821 */ <text:s/>addu <text:s text:c="6"/>$a1, $k0, $zero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7060 80026460 3C048003 */ <text:s/>lui <text:s text:c="7"/>$a0, %hi(D_80037248)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7064 80026464 0C0099AD */ <text:s/>jal <text:s text:c="7"/>func_800266B4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7068 80026468 24847248 */ <text:s text:c="2"/>addiu <text:s text:c="4"/>$a0, $a0, %lo(D_80037248)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706C 8002646C 080099C3 */ <text:s/>j <text:s text:c="9"/>func_8002670C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7070 80026470 00000000 */ <text:s text:c="2"/>nop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.L80026474: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7074 80026474 3C098003 */ <text:s/>lui <text:s text:c="7"/>$t1, %hi(D_80037248)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7078 80026478 25297248 */ <text:s/>addiu <text:s text:c="5"/>$t1, $t1, %lo(D_80037248)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707C 8002647C 8D2A0000 */ <text:s/>lw <text:s text:c="8"/>$t2, 0x0($t1)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7080 80026480 AF4A0000 */ <text:s/>sw <text:s text:c="8"/>$t2, 0x0($k0) /* handwritten instruction */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7084 80026484 080099C3 */ <text:s/>j <text:s text:c="9"/>func_8002670C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7088 80026488 AD3A0000 */ <text:s text:c="2"/>sw <text:s text:c="7"/>$k0, 0x0($t1) /* handwritten instruction */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.L8002648C: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708C 8002648C 3C018003 */ <text:s/>lui <text:s text:c="7"/>$at, %hi(D_80037254)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7090 80026490 AC3A7254 */ <text:s/>sw <text:s text:c="8"/>$k0, %lo(D_80037254)($at) /* handwritten instruction */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7094 80026494 24090001 */ <text:s/>addiu <text:s text:c="5"/>$t1, $zero, 0x1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7098 80026498 A7490010 */ <text:s/>sh <text:s text:c="8"/>$t1, 0x10($k0) /* handwritten instruction */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709C 8002649C 24090002 */ <text:s/>addiu <text:s text:c="5"/>$t1, $zero, 0x2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70A0 800264A0 A7490012 */ <text:s/>sh <text:s text:c="8"/>$t1, 0x12($k0) /* handwritten instruction */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70A4 800264A4 400A4000 */ <text:s/>mfc0 <text:s text:c="6"/>$t2, $8 /* handwritten instruction */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70A8 800264A8 AF4A0124 */ <text:s/>sw <text:s text:c="8"/>$t2, 0x124($k0) /* handwritten instruction */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70AC 800264AC 0C00992F */ <text:s/>jal <text:s text:c="7"/>func_800264BC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70B0 800264B0 24040060 */ <text:s text:c="2"/>addiu <text:s text:c="4"/>$a0, $zero, 0x60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70B4 800264B4 080099C3 */ <text:s/>j <text:s text:c="9"/>func_8002670C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70B8 800264B8 00000000 */ <text:s text:c="2"/>nop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glabel func_800264BC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70BC 800264BC 03E09021 */ <text:s/>addu <text:s text:c="6"/>$s2, $ra, $zero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70C0 800264C0 3C0A8008 */ <text:s/>lui <text:s text:c="7"/>$t2, %hi(D_8007DF30)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70C4 800264C4 254ADF30 */ <text:s/>addiu <text:s text:c="5"/>$t2, $t2, %lo(D_8007DF30)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70C8 800264C8 01445021 */ <text:s/>addu <text:s text:c="6"/>$t2, $t2, $a0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70CC 800264CC 8D490000 */ <text:s/>lw <text:s text:c="8"/>$t1, 0x0($t2)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70D0 800264D0 11200027 */ <text:s/>beqz <text:s text:c="6"/>$t1, .L80026570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70D4 800264D4 00000000 */ <text:s text:c="2"/>nop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70D8 800264D8 8D2B0008 */ <text:s/>lw <text:s text:c="8"/>$t3, 0x8($t1)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70DC 800264DC 8D2C0010 */ <text:s/>lw <text:s text:c="8"/>$t4, 0x10($t1)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70E0 800264E0 016C082A */ <text:s/>slt <text:s text:c="7"/>$at, $t3, $t4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70E4 800264E4 10200022 */ <text:s/>beqz <text:s text:c="6"/>$at, .L80026570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70E8 800264E8 00000000 */ <text:s text:c="2"/>nop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70EC 800264EC 8D2D000C */ <text:s/>lw <text:s text:c="8"/>$t5, 0xC($t1)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70F0 800264F0 01AB6821 */ <text:s/>addu <text:s text:c="6"/>$t5, $t5, $t3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70F4 800264F4 01AC001A */ <text:s/>div <text:s text:c="7"/>$zero, $t5, $t4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70F8 800264F8 15800002 */ <text:s/>bnez <text:s text:c="6"/>$t4, .L80026504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70FC 800264FC 00000000 */ <text:s text:c="2"/>nop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7100 80026500 0007000D */ <text:s/>break <text:s text:c="5"/>7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.L80026504: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7104 80026504 2401FFFF */ <text:s/>addiu <text:s text:c="5"/>$at, $zero, -0x1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7108 80026508 15810004 */ <text:s/>bne <text:s text:c="7"/>$t4, $at, .L8002651C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710C 8002650C 3C018000 */ <text:s text:c="2"/>lui <text:s text:c="6"/>$at, (0x80000000 &gt;&gt; 16)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7110 80026510 15A10002 */ <text:s/>bne <text:s text:c="7"/>$t5, $at, .L8002651C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7114 80026514 00000000 */ <text:s text:c="2"/>nop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7118 80026518 0006000D */ <text:s/>break <text:s text:c="5"/>6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.L8002651C: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711C 8002651C 00006810 */ <text:s/>mfhi <text:s text:c="6"/>$t5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7120 80026520 8D2C0014 */ <text:s/>lw <text:s text:c="8"/>$t4, 0x14($t1)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7124 80026524 24010004 */ <text:s/>addiu <text:s text:c="5"/>$at, $zero, 0x4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7128 80026528 01A10018 */ <text:s/>mult <text:s text:c="6"/>$t5, $at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712C 8002652C 00006812 */ <text:s/>mflo <text:s text:c="6"/>$t5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7130 80026530 018D6021 */ <text:s/>addu <text:s text:c="6"/>$t4, $t4, $t5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7134 80026534 8D4D0004 */ <text:s/>lw <text:s text:c="8"/>$t5, 0x4($t2)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7138 80026538 AD8D0000 */ <text:s/>sw <text:s text:c="8"/>$t5, 0x0($t4)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713C 8002653C 256A0001 */ <text:s/>addiu <text:s text:c="5"/>$t2, $t3, 0x1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7140 80026540 AD2A0008 */ <text:s/>sw <text:s text:c="8"/>$t2, 0x8($t1)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7144 80026544 8D2A0000 */ <text:s/>lw <text:s text:c="8"/>$t2, 0x0($t1)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7148 80026548 8D4B0000 */ <text:s/>lw <text:s text:c="8"/>$t3, 0x0($t2)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714C 8002654C 11600008 */ <text:s/>beqz <text:s text:c="6"/>$t3, .L80026570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7150 80026550 00000000 */ <text:s text:c="2"/>nop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7154 80026554 0C0099BF */ <text:s/>jal <text:s text:c="7"/>func_800266FC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7158 80026558 01202021 */ <text:s text:c="2"/>addu <text:s text:c="5"/>$a0, $t1, $zero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715C 8002655C 00405021 */ <text:s/>addu <text:s text:c="6"/>$t2, $v0, $zero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7160 80026560 01402821 */ <text:s/>addu <text:s text:c="6"/>$a1, $t2, $zero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7164 80026564 3C048003 */ <text:s/>lui <text:s text:c="7"/>$a0, %hi(D_80037248)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7168 80026568 0C0099AD */ <text:s/>jal <text:s text:c="7"/>func_800266B4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716C 8002656C 24847248 */ <text:s text:c="2"/>addiu <text:s text:c="4"/>$a0, $a0, %lo(D_80037248)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.L80026570: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7170 80026570 02400008 */ <text:s/>jr <text:s text:c="8"/>$s2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7174 80026574 00000000 */ <text:s text:c="2"/>nop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.L80026578: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7178 80026578 3C013000 */ <text:s/>lui <text:s text:c="7"/>$at, (0x30000000 &gt;&gt; 16)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717C 8002657C 01014824 */ <text:s/>and <text:s text:c="7"/>$t1, $t0, $at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7180 80026580 00094F02 */ <text:s/>srl <text:s text:c="7"/>$t1, $t1, 28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7184 80026584 240A0001 */ <text:s/>addiu <text:s text:c="5"/>$t2, $zero, 0x1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7188 80026588 152AFFC0 */ <text:s/>bne <text:s text:c="7"/>$t1, $t2, .L8002648C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718C 8002658C 00000000 */ <text:s text:c="2"/>nop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7190 80026590 24090001 */ <text:s/>addiu <text:s text:c="5"/>$t1, $zero, 0x1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7194 80026594 AF490018 */ <text:s/>sw <text:s text:c="8"/>$t1, 0x18($k0) /* handwritten instruction */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7198 80026598 8F5B0118 */ <text:s/>lw <text:s text:c="8"/>$k1, 0x118($k0) /* handwritten instruction */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719C 8002659C 3C012000 */ <text:s/>lui <text:s text:c="7"/>$at, (0x20000000 &gt;&gt; 16)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71A0 800265A0 0361D825 */ <text:s/>or <text:s text:c="8"/>$k1, $k1, $at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71A4 800265A4 1000FFB3 */ <text:s/>b <text:s text:c="9"/>.L80026474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71A8 800265A8 AF5B0118 */ <text:s text:c="2"/>sw <text:s text:c="7"/>$k1, 0x118($k0) /* handwritten instruction */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glabel func_800265AC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71AC 800265AC 3C058003 */ <text:s/>lui <text:s text:c="7"/>$a1, %hi(D_80037250)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71B0 800265B0 8CA57250 */ <text:s/>lw <text:s text:c="8"/>$a1, %lo(D_80037250)($a1)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71B4 800265B4 40086000 */ <text:s/>mfc0 <text:s text:c="6"/>$t0, $12 /* handwritten instruction */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71B8 800265B8 35080002 */ <text:s/>ori <text:s text:c="7"/>$t0, $t0, 0x2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71BC 800265BC ACA80118 */ <text:s/>sw <text:s text:c="8"/>$t0, 0x118($a1)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71C0 800265C0 FCB00098 */ <text:s/>sd <text:s text:c="8"/>$s0, 0x98($a1)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71C4 800265C4 FCB100A0 */ <text:s/>sd <text:s text:c="8"/>$s1, 0xA0($a1)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71C8 800265C8 FCB200A8 */ <text:s/>sd <text:s text:c="8"/>$s2, 0xA8($a1)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71CC 800265CC FCB300B0 */ <text:s/>sd <text:s text:c="8"/>$s3, 0xB0($a1)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71D0 800265D0 FCB400B8 */ <text:s/>sd <text:s text:c="8"/>$s4, 0xB8($a1)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71D4 800265D4 FCB500C0 */ <text:s/>sd <text:s text:c="8"/>$s5, 0xC0($a1)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71D8 800265D8 FCB600C8 */ <text:s/>sd <text:s text:c="8"/>$s6, 0xC8($a1)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71DC 800265DC FCB700D0 */ <text:s/>sd <text:s text:c="8"/>$s7, 0xD0($a1)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71E0 800265E0 FCBC00E8 */ <text:s/>sd <text:s text:c="8"/>$gp, 0xE8($a1)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71E4 800265E4 FCBD00F0 */ <text:s/>sd <text:s text:c="8"/>$sp, 0xF0($a1)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71E8 800265E8 FCBE00F8 */ <text:s/>sd <text:s text:c="8"/>$fp, 0xF8($a1)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71EC 800265EC FCBF0100 */ <text:s/>sd <text:s text:c="8"/>$ra, 0x100($a1)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71F0 800265F0 ACBF011C */ <text:s/>sw <text:s text:c="8"/>$ra, 0x11C($a1)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71F4 800265F4 8CBB0018 */ <text:s/>lw <text:s text:c="8"/>$k1, 0x18($a1) /* handwritten instruction */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71F8 800265F8 1360000A */ <text:s/>beqz <text:s text:c="6"/>$k1, .L80026624 /* handwritten instruction */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71FC 800265FC 00000000 */ <text:s text:c="2"/>nop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7200 80026600 445BF800 */ <text:s/>cfc1 <text:s text:c="6"/>$k1, $31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7204 80026604 00000000 */ <text:s/>nop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7208 80026608 ACBB012C */ <text:s/>sw <text:s text:c="8"/>$k1, 0x12C($a1) /* handwritten instruction */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720C 8002660C F4B40180 */ <text:s/>sdc1 <text:s text:c="6"/>$fs0, 0x180($a1)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7210 80026610 F4B60188 */ <text:s/>sdc1 <text:s text:c="6"/>$fs1, 0x188($a1)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7214 80026614 F4B80190 */ <text:s/>sdc1 <text:s text:c="6"/>$fs2, 0x190($a1)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7218 80026618 F4BA0198 */ <text:s/>sdc1 <text:s text:c="6"/>$fs3, 0x198($a1)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721C 8002661C F4BC01A0 */ <text:s/>sdc1 <text:s text:c="6"/>$fs4, 0x1A0($a1)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7220 80026620 F4BE01A8 */ <text:s/>sdc1 <text:s text:c="6"/>$fs5, 0x1A8($a1)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.L80026624: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7224 80026624 8CBB0118 */ <text:s/>lw <text:s text:c="8"/>$k1, 0x118($a1) /* handwritten instruction */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7228 80026628 3369FF00 */ <text:s/>andi <text:s text:c="6"/>$t1, $k1, 0xFF00 /* handwritten instruction */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722C 8002662C 1120000D */ <text:s/>beqz <text:s text:c="6"/>$t1, .L80026664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7230 80026630 00000000 */ <text:s text:c="2"/>nop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7234 80026634 3C088004 */ <text:s/>lui <text:s text:c="7"/>$t0, %hi(D_80038810)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7238 80026638 25088810 */ <text:s/>addiu <text:s text:c="5"/>$t0, $t0, %lo(D_80038810)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723C 8002663C 8D080000 */ <text:s/>lw <text:s text:c="8"/>$t0, 0x0($t0)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7240 80026640 2401FFFF */ <text:s/>addiu <text:s text:c="5"/>$at, $zero, -0x1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7244 80026644 01014026 */ <text:s/>xor <text:s text:c="7"/>$t0, $t0, $at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7248 80026648 3108FF00 */ <text:s/>andi <text:s text:c="6"/>$t0, $t0, 0xFF00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724C 8002664C 01284825 */ <text:s/>or <text:s text:c="8"/>$t1, $t1, $t0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7250 80026650 3C01FFFF */ <text:s/>lui <text:s text:c="7"/>$at, (0xFFFF00FF &gt;&gt; 16)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7254 80026654 342100FF */ <text:s/>ori <text:s text:c="7"/>$at, $at, (0xFFFF00FF &amp; 0xFFFF)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7258 80026658 0361D824 */ <text:s/>and <text:s text:c="7"/>$k1, $k1, $at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725C 8002665C 0369D825 */ <text:s/>or <text:s text:c="8"/>$k1, $k1, $t1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7260 80026660 ACBB0118 */ <text:s/>sw <text:s text:c="8"/>$k1, 0x118($a1) /* handwritten instruction */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.L80026664: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7264 80026664 3C1BA430 */ <text:s/>lui <text:s text:c="7"/>$k1, %hi(D_A430000C) /* handwritten instruction */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7268 80026668 8F7B000C */ <text:s/>lw <text:s text:c="8"/>$k1, %lo(D_A430000C)($k1) /* handwritten instruction */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726C 8002666C 1360000B */ <text:s/>beqz <text:s text:c="6"/>$k1, .L8002669C /* handwritten instruction */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7270 80026670 00000000 */ <text:s text:c="2"/>nop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7274 80026674 3C1A8004 */ <text:s/>lui <text:s text:c="7"/>$k0, %hi(D_80038810) /* handwritten instruction */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7278 80026678 275A8810 */ <text:s/>addiu <text:s text:c="5"/>$k0, $k0, %lo(D_80038810) /* handwritten instruction */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727C 8002667C 8F5A0000 */ <text:s/>lw <text:s text:c="8"/>$k0, 0x0($k0) /* handwritten instruction */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7280 80026680 001AD402 */ <text:s/>srl <text:s text:c="7"/>$k0, $k0, 16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7284 80026684 2401FFFF */ <text:s/>addiu <text:s text:c="5"/>$at, $zero, -0x1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7288 80026688 0341D026 */ <text:s/>xor <text:s text:c="7"/>$k0, $k0, $at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728C 8002668C 335A003F */ <text:s/>andi <text:s text:c="6"/>$k0, $k0, 0x3F /* handwritten instruction */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7290 80026690 8CA80128 */ <text:s/>lw <text:s text:c="8"/>$t0, 0x128($a1)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7294 80026694 0348D024 */ <text:s/>and <text:s text:c="7"/>$k0, $k0, $t0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7298 80026698 037AD825 */ <text:s/>or <text:s text:c="8"/>$k1, $k1, $k0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.L8002669C: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729C 8002669C 10800003 */ <text:s/>beqz <text:s text:c="6"/>$a0, .L800266AC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72A0 800266A0 ACBB0128 */ <text:s text:c="2"/>sw <text:s text:c="7"/>$k1, 0x128($a1) /* handwritten instruction */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72A4 800266A4 0C0099AD */ <text:s/>jal <text:s text:c="7"/>func_800266B4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72A8 800266A8 00000000 */ <text:s text:c="2"/>nop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.L800266AC: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72AC 800266AC 080099C3 */ <text:s/>j <text:s text:c="9"/>func_8002670C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72B0 800266B0 00000000 */ <text:s text:c="2"/>nop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glabel func_800266B4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72B4 800266B4 0080C821 */ <text:s/>addu <text:s text:c="6"/>$t9, $a0, $zero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72B8 800266B8 8C980000 */ <text:s/>lw <text:s text:c="8"/>$t8, 0x0($a0)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72BC 800266BC 8CAF0004 */ <text:s/>lw <text:s text:c="8"/>$t7, 0x4($a1)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72C0 800266C0 8F0E0004 */ <text:s/>lw <text:s text:c="8"/>$t6, 0x4($t8)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72C4 800266C4 01CF082A */ <text:s/>slt <text:s text:c="7"/>$at, $t6, $t7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72C8 800266C8 14200007 */ <text:s/>bnez <text:s text:c="6"/>$at, .L800266E8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72CC 800266CC 00000000 */ <text:s text:c="2"/>nop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.L800266D0: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72D0 800266D0 0300C821 */ <text:s/>addu <text:s text:c="6"/>$t9, $t8, $zero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72D4 800266D4 8F180000 */ <text:s/>lw <text:s text:c="8"/>$t8, 0x0($t8)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72D8 800266D8 8F0E0004 */ <text:s/>lw <text:s text:c="8"/>$t6, 0x4($t8)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72DC 800266DC 01CF082A */ <text:s/>slt <text:s text:c="7"/>$at, $t6, $t7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72E0 800266E0 1020FFFB */ <text:s/>beqz <text:s text:c="6"/>$at, .L800266D0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72E4 800266E4 00000000 */ <text:s text:c="2"/>nop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.L800266E8: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72E8 800266E8 8F380000 */ <text:s/>lw <text:s text:c="8"/>$t8, 0x0($t9)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72EC 800266EC ACB80000 */ <text:s/>sw <text:s text:c="8"/>$t8, 0x0($a1)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72F0 800266F0 AF250000 */ <text:s/>sw <text:s text:c="8"/>$a1, 0x0($t9)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72F4 800266F4 03E00008 */ <text:s/>jr <text:s text:c="8"/>$ra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72F8 800266F8 ACA40008 */ <text:s text:c="2"/>sw <text:s text:c="7"/>$a0, 0x8($a1)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glabel func_800266FC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72FC 800266FC 8C820000 */ <text:s/>lw <text:s text:c="8"/>$v0, 0x0($a0)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7300 80026700 8C590000 */ <text:s/>lw <text:s text:c="8"/>$t9, 0x0($v0)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7304 80026704 03E00008 */ <text:s/>jr <text:s text:c="8"/>$ra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7308 80026708 AC990000 */ <text:s text:c="2"/>sw <text:s text:c="7"/>$t9, 0x0($a0)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glabel func_8002670C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730C 8002670C 3C048003 */ <text:s/>lui <text:s text:c="7"/>$a0, %hi(D_80037248)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7310 80026710 0C0099BF */ <text:s/>jal <text:s text:c="7"/>func_800266FC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7314 80026714 24847248 */ <text:s text:c="2"/>addiu <text:s text:c="4"/>$a0, $a0, %lo(D_80037248)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7318 80026718 3C018003 */ <text:s/>lui <text:s text:c="7"/>$at, %hi(D_80037250)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731C 8002671C AC227250 */ <text:s/>sw <text:s text:c="8"/>$v0, %lo(D_80037250)($at)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7320 80026720 24080004 */ <text:s/>addiu <text:s text:c="5"/>$t0, $zero, 0x4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7324 80026724 A4480010 */ <text:s/>sh <text:s text:c="8"/>$t0, 0x10($v0)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7328 80026728 0040D021 */ <text:s/>addu <text:s text:c="6"/>$k0, $v0, $zero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732C 8002672C 8F5B0118 */ <text:s/>lw <text:s text:c="8"/>$k1, 0x118($k0) /* handwritten instruction */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7330 80026730 3C088004 */ <text:s/>lui <text:s text:c="7"/>$t0, %hi(D_80038810)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7334 80026734 25088810 */ <text:s/>addiu <text:s text:c="5"/>$t0, $t0, %lo(D_80038810)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7338 80026738 8D080000 */ <text:s/>lw <text:s text:c="8"/>$t0, 0x0($t0)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733C 8002673C 3108FF00 */ <text:s/>andi <text:s text:c="6"/>$t0, $t0, 0xFF00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7340 80026740 3369FF00 */ <text:s/>andi <text:s text:c="6"/>$t1, $k1, 0xFF00 /* handwritten instruction */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7344 80026744 01284824 */ <text:s/>and <text:s text:c="7"/>$t1, $t1, $t0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7348 80026748 3C01FFFF */ <text:s/>lui <text:s text:c="7"/>$at, (0xFFFF00FF &gt;&gt; 16)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734C 8002674C 342100FF */ <text:s/>ori <text:s text:c="7"/>$at, $at, (0xFFFF00FF &amp; 0xFFFF)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7350 80026750 0361D824 */ <text:s/>and <text:s text:c="7"/>$k1, $k1, $at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7354 80026754 0369D825 */ <text:s/>or <text:s text:c="8"/>$k1, $k1, $t1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7358 80026758 409B6000 */ <text:s/>mtc0 <text:s text:c="6"/>$k1, $12 /* handwritten instruction */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735C 8002675C DF410020 */ <text:s/>ld <text:s text:c="8"/>$at, 0x20($k0) /* handwritten instruction */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7360 80026760 DF420028 */ <text:s/>ld <text:s text:c="8"/>$v0, 0x28($k0) /* handwritten instruction */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7364 80026764 DF430030 */ <text:s/>ld <text:s text:c="8"/>$v1, 0x30($k0) /* handwritten instruction */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7368 80026768 DF440038 */ <text:s/>ld <text:s text:c="8"/>$a0, 0x38($k0) /* handwritten instruction */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736C 8002676C DF450040 */ <text:s/>ld <text:s text:c="8"/>$a1, 0x40($k0) /* handwritten instruction */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7370 80026770 DF460048 */ <text:s/>ld <text:s text:c="8"/>$a2, 0x48($k0) /* handwritten instruction */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7374 80026774 DF470050 */ <text:s/>ld <text:s text:c="8"/>$a3, 0x50($k0) /* handwritten instruction */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7378 80026778 DF480058 */ <text:s/>ld <text:s text:c="8"/>$t0, 0x58($k0) /* handwritten instruction */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737C 8002677C DF490060 */ <text:s/>ld <text:s text:c="8"/>$t1, 0x60($k0) /* handwritten instruction */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7380 80026780 DF4A0068 */ <text:s/>ld <text:s text:c="8"/>$t2, 0x68($k0) /* handwritten instruction */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7384 80026784 DF4B0070 */ <text:s/>ld <text:s text:c="8"/>$t3, 0x70($k0) /* handwritten instruction */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7388 80026788 DF4C0078 */ <text:s/>ld <text:s text:c="8"/>$t4, 0x78($k0) /* handwritten instruction */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738C 8002678C DF4D0080 */ <text:s/>ld <text:s text:c="8"/>$t5, 0x80($k0) /* handwritten instruction */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7390 80026790 DF4E0088 */ <text:s/>ld <text:s text:c="8"/>$t6, 0x88($k0) /* handwritten instruction */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7394 80026794 DF4F0090 */ <text:s/>ld <text:s text:c="8"/>$t7, 0x90($k0) /* handwritten instruction */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7398 80026798 DF500098 */ <text:s/>ld <text:s text:c="8"/>$s0, 0x98($k0) /* handwritten instruction */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739C 8002679C DF5100A0 */ <text:s/>ld <text:s text:c="8"/>$s1, 0xA0($k0) /* handwritten instruction */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73A0 800267A0 DF5200A8 */ <text:s/>ld <text:s text:c="8"/>$s2, 0xA8($k0) /* handwritten instruction */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73A4 800267A4 DF5300B0 */ <text:s/>ld <text:s text:c="8"/>$s3, 0xB0($k0) /* handwritten instruction */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73A8 800267A8 DF5400B8 */ <text:s/>ld <text:s text:c="8"/>$s4, 0xB8($k0) /* handwritten instruction */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73AC 800267AC DF5500C0 */ <text:s/>ld <text:s text:c="8"/>$s5, 0xC0($k0) /* handwritten instruction */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73B0 800267B0 DF5600C8 */ <text:s/>ld <text:s text:c="8"/>$s6, 0xC8($k0) /* handwritten instruction */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73B4 800267B4 DF5700D0 */ <text:s/>ld <text:s text:c="8"/>$s7, 0xD0($k0) /* handwritten instruction */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73B8 800267B8 DF5800D8 */ <text:s/>ld <text:s text:c="8"/>$t8, 0xD8($k0) /* handwritten instruction */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73BC 800267BC DF5900E0 */ <text:s/>ld <text:s text:c="8"/>$t9, 0xE0($k0) /* handwritten instruction */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73C0 800267C0 DF5C00E8 */ <text:s/>ld <text:s text:c="8"/>$gp, 0xE8($k0) /* handwritten instruction */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73C4 800267C4 DF5D00F0 */ <text:s/>ld <text:s text:c="8"/>$sp, 0xF0($k0) /* handwritten instruction */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73C8 800267C8 DF5E00F8 */ <text:s/>ld <text:s text:c="8"/>$fp, 0xF8($k0) /* handwritten instruction */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73CC 800267CC DF5F0100 */ <text:s/>ld <text:s text:c="8"/>$ra, 0x100($k0) /* handwritten instruction */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73D0 800267D0 DF5B0108 */ <text:s/>ld <text:s text:c="8"/>$k1, 0x108($k0) /* handwritten instruction */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73D4 800267D4 03600013 */ <text:s/>mtlo <text:s text:c="6"/>$k1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73D8 800267D8 DF5B0110 */ <text:s/>ld <text:s text:c="8"/>$k1, 0x110($k0) /* handwritten instruction */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73DC 800267DC 03600011 */ <text:s/>mthi <text:s text:c="6"/>$k1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73E0 800267E0 8F5B011C */ <text:s/>lw <text:s text:c="8"/>$k1, 0x11C($k0) /* handwritten instruction */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73E4 800267E4 409B7000 */ <text:s/>mtc0 <text:s text:c="6"/>$k1, $14 /* handwritten instruction */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73E8 800267E8 8F5B0018 */ <text:s/>lw <text:s text:c="8"/>$k1, 0x18($k0) /* handwritten instruction */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73EC 800267EC 13600013 */ <text:s/>beqz <text:s text:c="6"/>$k1, .L8002683C /* handwritten instruction */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73F0 800267F0 00000000 */ <text:s text:c="2"/>nop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73F4 800267F4 8F5B012C */ <text:s/>lw <text:s text:c="8"/>$k1, 0x12C($k0) /* handwritten instruction */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73F8 800267F8 44DBF800 */ <text:s/>ctc1 <text:s text:c="6"/>$k1, $31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73FC 800267FC D7400130 */ <text:s/>ldc1 <text:s text:c="6"/>$fv0, 0x130($k0)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7400 80026800 D7420138 */ <text:s/>ldc1 <text:s text:c="6"/>$fv1, 0x138($k0)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7404 80026804 D7440140 */ <text:s/>ldc1 <text:s text:c="6"/>$ft0, 0x140($k0)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7408 80026808 D7460148 */ <text:s/>ldc1 <text:s text:c="6"/>$ft1, 0x148($k0)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740C 8002680C D7480150 */ <text:s/>ldc1 <text:s text:c="6"/>$ft2, 0x150($k0)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7410 80026810 D74A0158 */ <text:s/>ldc1 <text:s text:c="6"/>$ft3, 0x158($k0)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7414 80026814 D74C0160 */ <text:s/>ldc1 <text:s text:c="6"/>$fa0, 0x160($k0)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7418 80026818 D74E0168 */ <text:s/>ldc1 <text:s text:c="6"/>$fa1, 0x168($k0)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741C 8002681C D7500170 */ <text:s/>ldc1 <text:s text:c="6"/>$ft4, 0x170($k0)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7420 80026820 D7520178 */ <text:s/>ldc1 <text:s text:c="6"/>$ft5, 0x178($k0)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7424 80026824 D7540180 */ <text:s/>ldc1 <text:s text:c="6"/>$fs0, 0x180($k0)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7428 80026828 D7560188 */ <text:s/>ldc1 <text:s text:c="6"/>$fs1, 0x188($k0)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742C 8002682C D7580190 */ <text:s/>ldc1 <text:s text:c="6"/>$fs2, 0x190($k0)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7430 80026830 D75A0198 */ <text:s/>ldc1 <text:s text:c="6"/>$fs3, 0x198($k0)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7434 80026834 D75C01A0 */ <text:s/>ldc1 <text:s text:c="6"/>$fs4, 0x1A0($k0)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7438 80026838 D75E01A8 */ <text:s/>ldc1 <text:s text:c="6"/>$fs5, 0x1A8($k0)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.L8002683C: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743C 8002683C 8F5B0128 */ <text:s/>lw <text:s text:c="8"/>$k1, 0x128($k0) /* handwritten instruction */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7440 80026840 3C1A8004 */ <text:s/>lui <text:s text:c="7"/>$k0, %hi(D_80038810) /* handwritten instruction */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7444 80026844 275A8810 */ <text:s/>addiu <text:s text:c="5"/>$k0, $k0, %lo(D_80038810) /* handwritten instruction */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7448 80026848 8F5A0000 */ <text:s/>lw <text:s text:c="8"/>$k0, 0x0($k0) /* handwritten instruction */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744C 8002684C 001AD402 */ <text:s/>srl <text:s text:c="7"/>$k0, $k0, 16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7450 80026850 037AD824 */ <text:s/>and <text:s text:c="7"/>$k1, $k1, $k0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7454 80026854 001BD840 */ <text:s/>sll <text:s text:c="7"/>$k1, $k1, 1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7458 80026858 3C1A8004 */ <text:s/>lui <text:s text:c="7"/>$k0, %hi(D_8003B650) /* handwritten instruction */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745C 8002685C 275AB650 */ <text:s/>addiu <text:s text:c="5"/>$k0, $k0, %lo(D_8003B650) /* handwritten instruction */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7460 80026860 037AD821 */ <text:s/>addu <text:s text:c="6"/>$k1, $k1, $k0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7464 80026864 977B0000 */ <text:s/>lhu <text:s text:c="7"/>$k1, 0x0($k1) /* handwritten instruction */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7468 80026868 3C1AA430 */ <text:s/>lui <text:s text:c="7"/>$k0, (0xA430000C &gt;&gt; 16) /* handwritten instruction */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746C 8002686C 375A000C */ <text:s/>ori <text:s text:c="7"/>$k0, $k0, (0xA430000C &amp; 0xFFFF) /* handwritten instruction */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7470 80026870 AF5B0000 */ <text:s/>sw <text:s text:c="8"/>$k1, 0x0($k0) /* handwritten instruction */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7474 80026874 00000000 */ <text:s/>nop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7478 80026878 00000000 */ <text:s/>nop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747C 8002687C 00000000 */ <text:s/>nop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7480 80026880 00000000 */ <text:s/>nop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7484 80026884 42000018 */ <text:s/>eret /* handwritten instruction */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glabel D_80026888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7488 80026888 00002021 */ <text:s/>addu <text:s text:c="6"/>$a0, $zero, $zero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748C 8002688C 0C009B38 */ <text:s/>jal <text:s text:c="7"/>func_80026CE0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7490 80026890 00000000 */ <text:s text:c="2"/>nop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7494 80026894 00000000 */ <text:s/>nop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7498 80026898 00000000 */ <text:s/>nop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749C 8002689C 00000000 */ <text:s/>nop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glabel func_800268A0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74A0 800268A0 27BDFFE0 */ <text:s/>addiu <text:s text:c="5"/>$sp, $sp, -0x20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74A4 800268A4 24020001 */ <text:s/>addiu <text:s text:c="5"/>$v0, $zero, 0x1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74A8 800268A8 AFBF0018 */ <text:s/>sw <text:s text:c="8"/>$ra, 0x18($sp)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74AC 800268AC AFA00014 */ <text:s/>sw <text:s text:c="8"/>$zero, 0x14($sp)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74B0 800268B0 3C018008 */ <text:s/>lui <text:s text:c="7"/>$at, %hi(D_8007DFB8)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74B4 800268B4 0C009AC0 */ <text:s/>jal <text:s text:c="7"/>func_80026B00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74B8 800268B8 AC22DFB8 */ <text:s text:c="2"/>sw <text:s text:c="7"/>$v0, %lo(D_8007DFB8)($at)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74BC 800268BC 3C042000 */ <text:s/>lui <text:s text:c="7"/>$a0, (0x20000000 &gt;&gt; 16)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74C0 800268C0 0C009B08 */ <text:s/>jal <text:s text:c="7"/>func_80026C20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74C4 800268C4 00442025 */ <text:s text:c="2"/>or <text:s text:c="7"/>$a0, $v0, $a0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74C8 800268C8 3C040100 */ <text:s/>lui <text:s text:c="7"/>$a0, (0x1000800 &gt;&gt; 16)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74CC 800268CC 0C009B04 */ <text:s/>jal <text:s text:c="7"/>func_80026C10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74D0 800268D0 34840800 */ <text:s text:c="2"/>ori <text:s text:c="6"/>$a0, $a0, (0x1000800 &amp; 0xFFFF)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74D4 800268D4 3C041FC0 */ <text:s/>lui <text:s text:c="7"/>$a0, (0x1FC007FC &gt;&gt; 16)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.L800268D8: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74D8 800268D8 348407FC */ <text:s/>ori <text:s text:c="7"/>$a0, $a0, (0x1FC007FC &amp; 0xFFFF)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74DC 800268DC 0C009D7C */ <text:s/>jal <text:s text:c="7"/>func_800275F0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74E0 800268E0 27A50010 */ <text:s text:c="2"/>addiu <text:s text:c="4"/>$a1, $sp, 0x10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74E4 800268E4 1440FFFC */ <text:s/>bnez <text:s text:c="6"/>$v0, .L800268D8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74E8 800268E8 3C041FC0 */ <text:s text:c="2"/>lui <text:s text:c="6"/>$a0, (0x1FC007FC &gt;&gt; 16)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.L800268EC: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74EC 800268EC 8FA50010 */ <text:s/>lw <text:s text:c="8"/>$a1, 0x10($sp)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74F0 800268F0 3C041FC0 */ <text:s/>lui <text:s text:c="7"/>$a0, (0x1FC007FC &gt;&gt; 16)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74F4 800268F4 348407FC */ <text:s/>ori <text:s text:c="7"/>$a0, $a0, (0x1FC007FC &amp; 0xFFFF)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74F8 800268F8 0C009DA0 */ <text:s/>jal <text:s text:c="7"/>func_80027680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74FC 800268FC 34A50008 */ <text:s text:c="2"/>ori <text:s text:c="6"/>$a1, $a1, 0x8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7500 80026900 1440FFFA */ <text:s/>bnez <text:s text:c="6"/>$v0, .L800268EC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7504 80026904 00000000 */ <text:s text:c="2"/>nop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7508 80026908 3C028002 */ <text:s/>lui <text:s text:c="7"/>$v0, %hi(func_80025F30)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750C 8002690C 24425F30 */ <text:s/>addiu <text:s text:c="5"/>$v0, $v0, %lo(func_80025F30)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7510 80026910 3C068000 */ <text:s/>lui <text:s text:c="7"/>$a2, %hi(D_80000000)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7514 80026914 8C430000 */ <text:s/>lw <text:s text:c="8"/>$v1, 0x0($v0)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7518 80026918 8C440004 */ <text:s/>lw <text:s text:c="8"/>$a0, 0x4($v0)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751C 8002691C 8C450008 */ <text:s/>lw <text:s text:c="8"/>$a1, 0x8($v0)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7520 80026920 ACC30000 */ <text:s/>sw <text:s text:c="8"/>$v1, %lo(D_80000000)($a2)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7524 80026924 ACC40004 */ <text:s/>sw <text:s text:c="8"/>$a0, %lo(D_80000004)($a2)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7528 80026928 ACC50008 */ <text:s/>sw <text:s text:c="8"/>$a1, %lo(D_80000008)($a2)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752C 8002692C 8C43000C */ <text:s/>lw <text:s text:c="8"/>$v1, 0xC($v0)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7530 80026930 ACC3000C */ <text:s/>sw <text:s text:c="8"/>$v1, %lo(D_8000000C)($a2)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7534 80026934 3C068000 */ <text:s/>lui <text:s text:c="7"/>$a2, (0x80000080 &gt;&gt; 16)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7538 80026938 34C60080 */ <text:s/>ori <text:s text:c="7"/>$a2, $a2, (0x80000080 &amp; 0xFFFF)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753C 8002693C 8C430000 */ <text:s/>lw <text:s text:c="8"/>$v1, 0x0($v0)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7540 80026940 8C440004 */ <text:s/>lw <text:s text:c="8"/>$a0, 0x4($v0)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7544 80026944 8C450008 */ <text:s/>lw <text:s text:c="8"/>$a1, 0x8($v0)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7548 80026948 ACC30000 */ <text:s/>sw <text:s text:c="8"/>$v1, 0x0($a2)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754C 8002694C ACC40004 */ <text:s/>sw <text:s text:c="8"/>$a0, 0x4($a2)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7550 80026950 ACC50008 */ <text:s/>sw <text:s text:c="8"/>$a1, 0x8($a2)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7554 80026954 8C43000C */ <text:s/>lw <text:s text:c="8"/>$v1, 0xC($v0)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7558 80026958 ACC3000C */ <text:s/>sw <text:s text:c="8"/>$v1, 0xC($a2)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755C 8002695C 3C068000 */ <text:s/>lui <text:s text:c="7"/>$a2, (0x80000100 &gt;&gt; 16)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7560 80026960 34C60100 */ <text:s/>ori <text:s text:c="7"/>$a2, $a2, (0x80000100 &amp; 0xFFFF)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7564 80026964 8C430000 */ <text:s/>lw <text:s text:c="8"/>$v1, 0x0($v0)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7568 80026968 8C440004 */ <text:s/>lw <text:s text:c="8"/>$a0, 0x4($v0)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756C 8002696C 8C450008 */ <text:s/>lw <text:s text:c="8"/>$a1, 0x8($v0)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7570 80026970 ACC30000 */ <text:s/>sw <text:s text:c="8"/>$v1, 0x0($a2)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7574 80026974 ACC40004 */ <text:s/>sw <text:s text:c="8"/>$a0, 0x4($a2)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7578 80026978 ACC50008 */ <text:s/>sw <text:s text:c="8"/>$a1, 0x8($a2)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757C 8002697C 8C43000C */ <text:s/>lw <text:s text:c="8"/>$v1, 0xC($v0)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7580 80026980 ACC3000C */ <text:s/>sw <text:s text:c="8"/>$v1, 0xC($a2)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7584 80026984 3C068000 */ <text:s/>lui <text:s text:c="7"/>$a2, (0x80000180 &gt;&gt; 16)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7588 80026988 34C60180 */ <text:s/>ori <text:s text:c="7"/>$a2, $a2, (0x80000180 &amp; 0xFFFF)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758C 8002698C 8C430000 */ <text:s/>lw <text:s text:c="8"/>$v1, 0x0($v0)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7590 80026990 8C440004 */ <text:s/>lw <text:s text:c="8"/>$a0, 0x4($v0)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7594 80026994 8C450008 */ <text:s/>lw <text:s text:c="8"/>$a1, 0x8($v0)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7598 80026998 ACC30000 */ <text:s/>sw <text:s text:c="8"/>$v1, 0x0($a2)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759C 8002699C ACC40004 */ <text:s/>sw <text:s text:c="8"/>$a0, 0x4($a2)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75A0 800269A0 ACC50008 */ <text:s/>sw <text:s text:c="8"/>$a1, 0x8($a2)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75A4 800269A4 8C43000C */ <text:s/>lw <text:s text:c="8"/>$v1, 0xC($v0)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75A8 800269A8 ACC3000C */ <text:s/>sw <text:s text:c="8"/>$v1, 0xC($a2)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75AC 800269AC 3C048000 */ <text:s/>lui <text:s text:c="7"/>$a0, (0x80000000 &gt;&gt; 16)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75B0 800269B0 0C0071F8 */ <text:s/>jal <text:s text:c="7"/>func_8001C7E0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75B4 800269B4 24050190 */ <text:s text:c="2"/>addiu <text:s text:c="4"/>$a1, $zero, 0x190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75B8 800269B8 3C048000 */ <text:s/>lui <text:s text:c="7"/>$a0, (0x80000000 &gt;&gt; 16)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75BC 800269BC 0C007198 */ <text:s/>jal <text:s text:c="7"/>func_8001C660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75C0 800269C0 24050190 */ <text:s text:c="2"/>addiu <text:s text:c="4"/>$a1, $zero, 0x190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75C4 800269C4 0C009B0C */ <text:s/>jal <text:s text:c="7"/>func_80026C30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75C8 800269C8 00000000 */ <text:s text:c="2"/>nop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75CC 800269CC 0C009B20 */ <text:s/>jal <text:s text:c="7"/>func_80026C80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75D0 800269D0 00000000 */ <text:s text:c="2"/>nop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75D4 800269D4 24040004 */ <text:s/>addiu <text:s text:c="5"/>$a0, $zero, 0x4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75D8 800269D8 0C009DF8 */ <text:s/>jal <text:s text:c="7"/>func_800277E0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75DC 800269DC 27A50014 */ <text:s text:c="2"/>addiu <text:s text:c="4"/>$a1, $sp, 0x14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75E0 800269E0 8FA30014 */ <text:s/>lw <text:s text:c="8"/>$v1, 0x14($sp)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75E4 800269E4 2402FFF0 */ <text:s/>addiu <text:s text:c="5"/>$v0, $zero, -0x10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75E8 800269E8 00622024 */ <text:s/>and <text:s text:c="7"/>$a0, $v1, $v0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75EC 800269EC 10800007 */ <text:s/>beqz <text:s text:c="6"/>$a0, .L80026A0C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75F0 800269F0 AFA40014 */ <text:s text:c="2"/>sw <text:s text:c="7"/>$a0, 0x14($sp)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75F4 800269F4 00801821 */ <text:s/>addu <text:s text:c="6"/>$v1, $a0, $zero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75F8 800269F8 00001021 */ <text:s/>addu <text:s text:c="6"/>$v0, $zero, $zero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75FC 800269FC 3C018004 */ <text:s/>lui <text:s text:c="7"/>$at, %hi(D_80038800)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7600 80026A00 AC228800 */ <text:s/>sw <text:s text:c="8"/>$v0, %lo(D_80038800)($at)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7604 80026A04 3C018004 */ <text:s/>lui <text:s text:c="7"/>$at, %hi(D_80038804)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7608 80026A08 AC238804 */ <text:s/>sw <text:s text:c="8"/>$v1, %lo(D_80038804)($at)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.L80026A0C: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760C 80026A0C 3C028004 */ <text:s/>lui <text:s text:c="7"/>$v0, %hi(D_80038800)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7610 80026A10 8C428800 */ <text:s/>lw <text:s text:c="8"/>$v0, %lo(D_80038800)($v0)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7614 80026A14 3C038004 */ <text:s/>lui <text:s text:c="7"/>$v1, %hi(D_80038804)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7618 80026A18 8C638804 */ <text:s/>lw <text:s text:c="8"/>$v1, %lo(D_80038804)($v1)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761C 80026A1C 00022040 */ <text:s/>sll <text:s text:c="7"/>$a0, $v0, 1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7620 80026A20 000337C2 */ <text:s/>srl <text:s text:c="7"/>$a2, $v1, 31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7624 80026A24 00862025 */ <text:s/>or <text:s text:c="8"/>$a0, $a0, $a2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7628 80026A28 00032840 */ <text:s/>sll <text:s text:c="7"/>$a1, $v1, 1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762C 80026A2C 00A32821 */ <text:s/>addu <text:s text:c="6"/>$a1, $a1, $v1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7630 80026A30 00A3302B */ <text:s/>sltu <text:s text:c="6"/>$a2, $a1, $v1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7634 80026A34 00822021 */ <text:s/>addu <text:s text:c="6"/>$a0, $a0, $v0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7638 80026A38 00862021 */ <text:s/>addu <text:s text:c="6"/>$a0, $a0, $a2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763C 80026A3C 24060000 */ <text:s/>addiu <text:s text:c="5"/>$a2, $zero, 0x0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7640 80026A40 0C00A218 */ <text:s/>jal <text:s text:c="7"/>func_80028860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7644 80026A44 24070004 */ <text:s text:c="2"/>addiu <text:s text:c="4"/>$a3, $zero, 0x4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7648 80026A48 3C048000 */ <text:s/>lui <text:s text:c="7"/>$a0, %hi(D_8000030C)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764C 80026A4C 8C84030C */ <text:s/>lw <text:s text:c="8"/>$a0, %lo(D_8000030C)($a0)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7650 80026A50 3C018004 */ <text:s/>lui <text:s text:c="7"/>$at, %hi(D_80038800)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7654 80026A54 AC228800 */ <text:s/>sw <text:s text:c="8"/>$v0, %lo(D_80038800)($at)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7658 80026A58 3C018004 */ <text:s/>lui <text:s text:c="7"/>$at, %hi(D_80038804)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765C 80026A5C 14800005 */ <text:s/>bnez <text:s text:c="6"/>$a0, .L80026A74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7660 80026A60 AC238804 */ <text:s text:c="2"/>sw <text:s text:c="7"/>$v1, %lo(D_80038804)($at)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7664 80026A64 3C048000 */ <text:s/>lui <text:s text:c="7"/>$a0, %hi(D_8000031C)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7668 80026A68 2484031C */ <text:s/>addiu <text:s text:c="5"/>$a0, $a0, %lo(D_8000031C)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766C 80026A6C 0C0087D8 */ <text:s/>jal <text:s text:c="7"/>func_80021F60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7670 80026A70 24050040 */ <text:s text:c="2"/>addiu <text:s text:c="4"/>$a1, $zero, 0x40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.L80026A74: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7674 80026A74 3C038000 */ <text:s/>lui <text:s text:c="7"/>$v1, %hi(D_80000300)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7678 80026A78 8C630300 */ <text:s/>lw <text:s text:c="8"/>$v1, %lo(D_80000300)($v1)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767C 80026A7C 54600004 */ <text:s/>bnel <text:s text:c="6"/>$v1, $zero, .L80026A90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7680 80026A80 24020002 */ <text:s text:c="2"/>addiu <text:s text:c="4"/>$v0, $zero, 0x2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7684 80026A84 3C0202F5 */ <text:s/>lui <text:s text:c="7"/>$v0, (0x2F5B2D2 &gt;&gt; 16)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7688 80026A88 08009AA9 */ <text:s/>j <text:s text:c="9"/>.L80026AA4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768C 80026A8C 3442B2D2 */ <text:s text:c="2"/>ori <text:s text:c="6"/>$v0, $v0, (0x2F5B2D2 &amp; 0xFFFF)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.L80026A90: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7690 80026A90 14620003 */ <text:s/>bne <text:s text:c="7"/>$v1, $v0, .L80026AA0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7694 80026A94 3C0202E6 */ <text:s text:c="2"/>lui <text:s text:c="6"/>$v0, (0x2E6D354 &gt;&gt; 16)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7698 80026A98 08009AA9 */ <text:s/>j <text:s text:c="9"/>.L80026AA4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769C 80026A9C 3442025C */ <text:s text:c="2"/>ori <text:s text:c="6"/>$v0, $v0, (0x2E6025C &amp; 0xFFFF)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.L80026AA0: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76A0 80026AA0 3442D354 */ <text:s/>ori <text:s text:c="7"/>$v0, $v0, (0x2E6D354 &amp; 0xFFFF)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.L80026AA4: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76A4 80026AA4 3C018004 */ <text:s/>lui <text:s text:c="7"/>$at, %hi(D_80038808)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76A8 80026AA8 AC228808 */ <text:s/>sw <text:s text:c="8"/>$v0, %lo(D_80038808)($at)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76AC 80026AAC 3C03A450 */ <text:s/>lui <text:s text:c="7"/>$v1, (0xA4500008 &gt;&gt; 16)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76B0 80026AB0 34630008 */ <text:s/>ori <text:s text:c="7"/>$v1, $v1, (0xA4500008 &amp; 0xFFFF)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76B4 80026AB4 3C04A450 */ <text:s/>lui <text:s text:c="7"/>$a0, (0xA4500010 &gt;&gt; 16)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76B8 80026AB8 34840010 */ <text:s/>ori <text:s text:c="7"/>$a0, $a0, (0xA4500010 &amp; 0xFFFF)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76BC 80026ABC 3C05A450 */ <text:s/>lui <text:s text:c="7"/>$a1, (0xA4500014 &gt;&gt; 16)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76C0 80026AC0 34A50014 */ <text:s/>ori <text:s text:c="7"/>$a1, $a1, (0xA4500014 &amp; 0xFFFF)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76C4 80026AC4 24020001 */ <text:s/>addiu <text:s text:c="5"/>$v0, $zero, 0x1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76C8 80026AC8 AC620000 */ <text:s/>sw <text:s text:c="8"/>$v0, 0x0($v1)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76CC 80026ACC 24023FFF */ <text:s/>addiu <text:s text:c="5"/>$v0, $zero, 0x3FFF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76D0 80026AD0 AC820000 */ <text:s/>sw <text:s text:c="8"/>$v0, 0x0($a0)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76D4 80026AD4 2402000F */ <text:s/>addiu <text:s text:c="5"/>$v0, $zero, 0xF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76D8 80026AD8 ACA20000 */ <text:s/>sw <text:s text:c="8"/>$v0, 0x0($a1)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76DC 80026ADC 8FBF0018 */ <text:s/>lw <text:s text:c="8"/>$ra, 0x18($sp)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76E0 80026AE0 03E00008 */ <text:s/>jr <text:s text:c="8"/>$ra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76E4 80026AE4 27BD0020 */ <text:s text:c="2"/>addiu <text:s text:c="4"/>$sp, $sp, 0x20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76E8 80026AE8 00000000 */ <text:s/>nop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/* 276EC 80026AEC 00000000 */ <text:s/>nop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.size func_80025F30, . - func_80025F30</text:p>
          </table:table-cell>
          <table:table-cell table:number-columns-repeated="16383"/>
        </table:table-row>
        <table:table-row table:style-name="ro5" table:number-rows-repeated="1047592">
          <table:table-cell table:number-columns-repeated="16384"/>
        </table:table-row>
        <table:table-row table:style-name="ro5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16T13:14:29.412000000</meta:creation-date>
    <meta:generator>LibreOffice/7.5.1.2$Windows_X86_64 LibreOffice_project/fcbaee479e84c6cd81291587d2ee68cba099e129</meta:generator>
    <dc:date>2024-06-18T17:42:31.581000000</dc:date>
    <meta:editing-duration>P2DT4H28M3S</meta:editing-duration>
    <meta:editing-cycles>1</meta:editing-cycles>
    <meta:document-statistic meta:table-count="1" meta:cell-count="1008" meta:object-count="0"/>
  </office:meta>
</office:document-meta>
</file>